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ffff99" fo:padding="0.097cm" fo:border="0.002cm solid #000000">
        <style:background-image/>
      </style:table-cell-properties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7.013cm" style:rel-column-width="65535*"/>
    </style:style>
    <style:style style:name="表15.A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5" style:family="paragraph" style:parent-style-name="Text_20_body" style:list-style-name="L53">
      <style:paragraph-properties fo:line-height="150%"/>
      <style:text-properties style:font-name="Arial" fo:font-size="16pt" style:font-name-asian="Arial" style:font-size-asian="16pt" style:font-size-complex="16pt"/>
    </style:style>
    <style:style style:name="P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1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3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5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font-size-complex="16pt"/>
    </style:style>
    <style:style style:name="P10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language-asian="ja" style:country-asian="JP" style:font-size-complex="16pt"/>
    </style:style>
    <style:style style:name="P10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language-asian="ja" style:country-asian="JP" style:font-size-complex="16pt"/>
    </style:style>
    <style:style style:name="P10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0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>
      <style:paragraph-properties fo:margin-top="0cm" fo:margin-bottom="0cm" fo:line-height="150%" style:writing-mode="lr-tb"/>
    </style:style>
    <style:style style:name="P10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09" style:family="paragraph" style:parent-style-name="Standard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0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1" style:family="paragraph" style:parent-style-name="Table_20_Contents" style:list-style-name="L54">
      <style:text-properties style:font-name="Verdana" fo:font-size="16pt" style:font-size-asian="16pt" style:font-size-complex="16pt"/>
    </style:style>
    <style:style style:name="P112" style:family="paragraph" style:parent-style-name="Table_20_Contents" style:list-style-name="L55">
      <style:text-properties style:font-name="Verdana" fo:font-size="16pt" style:font-size-asian="16pt" style:font-size-complex="16pt"/>
    </style:style>
    <style:style style:name="P113" style:family="paragraph" style:parent-style-name="Table_20_Contents" style:list-style-name="L56">
      <style:text-properties style:font-name="Verdana" fo:font-size="16pt" style:font-size-asian="16pt" style:font-size-complex="16pt"/>
    </style:style>
    <style:style style:name="P114" style:family="paragraph" style:parent-style-name="Table_20_Contents" style:list-style-name="L57">
      <style:text-properties style:font-name="Verdana" fo:font-size="16pt" style:font-size-asian="16pt" style:font-size-complex="16pt"/>
    </style:style>
    <style:style style:name="P115" style:family="paragraph" style:parent-style-name="Table_20_Contents" style:list-style-name="L54">
      <style:text-properties style:font-name="Verdana" fo:font-size="16pt" fo:background-color="#996600" style:font-size-asian="16pt" style:font-size-complex="16pt"/>
    </style:style>
    <style:style style:name="P116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1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ff0000" fo:background-color="#f4cccc"/>
    </style:style>
    <style:style style:name="T3" style:family="text">
      <style:text-properties fo:color="#ff0000" fo:background-color="#f4cccc" style:language-asian="ja" style:country-asian="JP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8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4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5" style:family="text">
      <style:text-properties style:font-name="Verdana"/>
    </style:style>
    <style:style style:name="T16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7" style:family="text">
      <style:text-properties fo:background-color="#ccff66"/>
    </style:style>
    <style:style style:name="T18" style:family="text">
      <style:text-properties fo:background-color="#ccff66" style:font-style-asian="italic" style:font-weight-asian="bold" style:font-style-complex="italic" style:font-weight-complex="bold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background-color="#ffff00"/>
    </style:style>
    <style:style style:name="T22" style:family="text">
      <style:text-properties fo:background-color="#ffff00" style:language-asian="ja" style:country-asian="JP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style:language-asian="ja" style:country-asian="JP"/>
    </style:style>
    <style:style style:name="T25" style:family="text">
      <style:text-properties fo:background-color="#ff9900"/>
    </style:style>
    <style:style style:name="T26" style:family="text">
      <style:text-properties fo:background-color="#ff9900" style:language-asian="ja" style:country-asian="JP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tyle="normal" fo:font-weight="normal" fo:background-color="transparent"/>
    </style:style>
    <style:style style:name="T30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4">20200825_171613</text:p>
          </table:table-cell>
          <table:table-cell table:style-name="表14.B1" office:value-type="string">
            <text:p text:style-name="P11"/>
          </table:table-cell>
          <table:table-cell table:style-name="表14.B1" office:value-type="string">
            <text:p text:style-name="P8"/>
            <text:p text:style-name="P8"/>
          </table:table-cell>
          <table:table-cell table:style-name="表14.D1" office:value-type="string">
            <text:p text:style-name="P8"/>
            <text:p text:style-name="P8"/>
          </table:table-cell>
        </table:table-row>
        <table:table-row>
          <table:table-cell table:style-name="表14.A2" office:value-type="string">
            <text:p text:style-name="P9">20200826_162602</text:p>
          </table:table-cell>
          <table:table-cell table:style-name="表14.B2" office:value-type="string">
            <text:p text:style-name="P18"/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  <table:table-row>
          <table:table-cell table:style-name="表14.A2" office:value-type="string">
            <text:p text:style-name="P9">20200828_114247</text:p>
          </table:table-cell>
          <table:table-cell table:style-name="表14.B2" office:value-type="string">
            <text:p text:style-name="P18">@@%</text:p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</table:table>
      <text:p text:style-name="P16">@@#</text:p>
      <text:p text:style-name="P16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9">http://localhost/Eclipse_Luna/Cake_IFM11/fx_test</text:span></text:a><text:span text:style-name="T19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9">http://localhost/Eclipse_Luna/Cake_IFM11/fx_test/fx_tester_T_1</text:span></text:a><text:span text:style-name="T19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9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1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util_3__Gen_Trading_Result_List" text:style-name="Internet_20_link" text:visited-style-name="Visited_20_Internet_20_Link"><text:span text:style-name="T19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9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9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9">:\WORKS_2\WS\WS_Others.prog\prog\D-7\2_2\VIRTUAL\Admin_Projects\curr\data\csv_raw\(slice-by-day).</text:span><text:soft-page-break/><text:span text:style-name="T19">(AUDJPY-M5).(2020-05-13_2020-05-21).</text:span><text:span text:style-name="T19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0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22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9">C</text:span></text:a><text:span text:style-name="T14">:\Users\iwabuchiken\AppData\Roaming\MetaQuotes\Terminal\34</text:span><text:span text:style-name="T14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9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9">216</text:span></text:a><text:span text:style-name="T19"> &lt;== this</text:span></text:p>
            <text:p text:style-name="P8"><text:a xlink:type="simple" xlink:href="http://benfranklin.chips.jp/cake_apps/Cake_IFM11/images/view/38217" text:style-name="Internet_20_link" text:visited-style-name="Visited_20_Internet_20_Link"><text:span text:style-name="T19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9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6"/>
      <text:p text:style-name="P9"><text:span text:style-name="T16">11.3.2_1</text:span>---------------------------------------------------------------------------</text:p>
      <text:p text:style-name="P23">[2] res free# JVEMV6 44#11.3.2_X / 44. currency / 11. prog-mt4 / 3. ea / 2. ea-6 / 20200730_141947</text:p>
      <text:p text:style-name="P9"/>
      <text:p text:style-name="P9">[do] <text:span text:style-name="T2">#_ </text:span></text:p>
      <text:list xml:id="list7691997788942273286" text:style-name="L1">
        <text:list-item>
          <text:p text:style-name="P37">REVIEW </text:p>
          <text:list>
            <text:list-item>
              <text:p text:style-name="P37">TEST </text:p>
              <text:list>
                <text:list-item>
                  <text:p text:style-name="P37">compile ==&gt; </text:p>
                </text:list-item>
                <text:list-item>
                  <text:p text:style-name="P37">run (log files gen-ed) ==&gt; </text:p>
                </text:list-item>
                <text:list-item>
                  <text:p text:style-name="P37">log file ==&gt; </text:p>
                  <text:list>
                    <text:list-item>
                      <text:p text:style-name="P37"><text:span text:style-name="T2">#_ </text:span>“(step : j2 : N : 1) is_Order_Fully_Pending =&gt; false” <text:soft-page-break/>==&gt; OK</text:p>
                    </text:list-item>
                    <text:list-item>
                      <text:p text:style-name="P37"><text:span text:style-name="T2">#_ </text:span>“(step : j3 : ” ==&gt; </text:p>
                    </text:list-item>
                  </text:list>
                </text:list-item>
                <text:list-item>
                  <text:p text:style-name="P37"><text:span text:style-name="T2">#_ </text:span>stop ea ==&gt; </text:p>
                </text:list-item>
                <text:list-item>
                  <text:p text:style-name="P37"><text:span text:style-name="T2">#_ </text:span>see log ==&gt; </text:p>
                </text:list-item>
              </text:list>
            </text:list-item>
          </text:list>
        </text:list-item>
        <text:list-item>
          <text:p text:style-name="P37">TASK : TASKS-41.1 (take_Position__Sell)</text:p>
          <text:list>
            <text:list-item>
              <text:list>
                <text:list-item>
                  <text:p text:style-name="P37">//next:20200728_151019:n</text:p>
                </text:list-item>
              </text:list>
            </text:list-item>
            <text:list-item>
              <text:p text:style-name="P37">T-1.1 : new FUNC</text:p>
              <text:list>
                <text:list-item>
                  <text:p text:style-name="P37">CODE</text:p>
                  <text:list>
                    <text:list-item>
                      <text:p text:style-name="P37">DUP : take_Position__Buy</text:p>
                    </text:list-item>
                    <text:list-item>
                      <text:p text:style-name="P37">==&gt; already coded</text:p>
                    </text:list-item>
                  </text:list>
                </text:list-item>
              </text:list>
            </text:list-item>
            <text:list-item>
              <text:p text:style-name="P37">T-1.2 : use ==&gt; code</text:p>
              <text:list>
                <text:list-item>
                  <text:p text:style-name="P37">CODE : //_20200331_173735:tmp</text:p>
                  <text:list>
                    <text:list-item>
                      <text:p text:style-name="P37">==&gt; the lines therebelow → delete</text:p>
                    </text:list-item>
                  </text:list>
                </text:list-item>
                <text:list-item>
                  <text:p text:style-name="P37">TEST </text:p>
                  <text:list>
                    <text:list-item>
                      <text:p text:style-name="P37">==&gt; OK</text:p>
                    </text:list-item>
                  </text:list>
                </text:list-item>
                <text:list-item>
                  <text:p text:style-name="P37">CODE : //next:20200728_151019:n</text:p>
                  <text:list>
                    <text:list-item>
                      <text:p text:style-name="P37">comment out : “return 0; <text:s text:c="2"/>//debug:20200728_140900:d”</text:p>
                    </text:list-item>
                    <text:list-item>
                      <text:p text:style-name="P37">edit line</text:p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compile</text:p>
                    </text:list-item>
                    <text:list-item>
                      <text:p text:style-name="P37">run</text:p>
                      <text:list>
                        <text:list-item>
                          <text:p text:style-name="P37">==&gt; search “(step : j3 :”</text:p>
                        </text:list-item>
                        <text:list-item>
                          <text:p text:style-name="P37">===&gt; “OrderSend failed with error #0”</text:p>
                        </text:list-item>
                        <text:list-item>
                          <text:p text:style-name="P37">===&gt; </text:p>
                          <text:list>
                            <text:list-item>
                              <text:p text:style-name="P37">“stoploss<text:tab/>75.331</text:p>
                            </text:list-item>
                            <text:list-item>
                              <text:p text:style-name="P37"><text:soft-page-break/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">T-1.3 : update func ==&gt; take_Position__Sell</text:p>
              <text:list>
                <text:list-item>
                  <text:p text:style-name="P37">CODE : //20200730_145648:head</text:p>
                  <text:list>
                    <text:list-item>
                      <text:p text:style-name="P37">//code:20200730_145823:c</text:p>
                    </text:list-item>
                    <text:list-item>
                      <text:p text:style-name="P37">//debug:20200730_145815:d</text:p>
                    </text:list-item>
                  </text:list>
                </text:list-item>
                <text:list-item>
                  <text:p text:style-name="P37">CODE :</text:p>
                  <text:list>
                    <text:list-item>
                      <text:list>
                        <text:list-item>
                          <text:p text:style-name="P37">//code:20200730_151313:c (init())</text:p>
                        </text:list-item>
                        <text:list-item>
                          <text:p text:style-name="P37">//code:20200730_151828:c ==&gt; take_Position__Sell()</text:p>
                        </text:list-item>
                      </text:list>
                    </text:list-item>
                    <text:list-item>
                      <text:p text:style-name="P37">test ==&gt; take_Position__Sell</text:p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compile</text:p>
                    </text:list-item>
                    <text:list-item>
                      <text:p text:style-name="P37">run</text:p>
                      <text:list>
                        <text:list-item>
                          <text:p text:style-name="P37">=&gt; search “init() ==&gt; exiting...” (log file)</text:p>
                        </text:list-item>
                        <text:list-item>
                          <text:p text:style-name="P37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">T-1.4 : debug return ==&gt; comment out</text:p>
              <text:list>
                <text:list-item>
                  <text:p text:style-name="P37">CODE : //debug:20200730_145815:d</text:p>
                </text:list-item>
                <text:list-item>
                  <text:p text:style-name="P37">TEST</text:p>
                  <text:list>
                    <text:list-item>
                      <text:p text:style-name="P37">compile</text:p>
                    </text:list-item>
                    <text:list-item>
                      <text:p text:style-name="P37">=&gt; search “(step : j3 : Y : 2)”</text:p>
                    </text:list-item>
                    <text:list-item>
                      <text:p text:style-name="P37">===&gt; OK</text:p>
                    </text:list-item>
                  </text:list>
                </text:list-item>
                <text:list-item>
                  <text:p text:style-name="P37">PROBLEM</text:p>
                  <text:list>
                    <text:list-item>
                      <text:p text:style-name="P37">order ==&gt; returned “0”</text:p>
                      <text:list>
                        <text:list-item>
                          <text:p text:style-name="P37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37">FOUND ==&gt; “OrderSend” → “volume” ~~&gt; 1</text:p>
                    </text:list-item>
                    <text:list-item>
                      <text:p text:style-name="P37"><text:soft-page-break/>TRY</text:p>
                      <text:list>
                        <text:list-item>
                          <text:p text:style-name="P37">change ==&gt; to : 0.1</text:p>
                        </text:list-item>
                        <text:list-item>
                          <text:p text:style-name="P37">compile</text:p>
                        </text:list-item>
                        <text:list-item>
                          <text:p text:style-name="P37">run</text:p>
                          <text:list>
                            <text:list-item>
                              <text:p text:style-name="P37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860344247283058040" text:style-name="L2">
        <text:list-item>
          <text:p text:style-name="P38">TASK : TASKS-41 (trail in SELL order)</text:p>
        </text:list-item>
      </text:list>
      <text:p text:style-name="P9">[further]</text:p>
      <text:p text:style-name="P9"><text:line-break/><text:span text:style-name="T17">[/ XXX] 20200730_154306</text:span></text:p>
      <text:p text:style-name="P9"/>
      <text:p text:style-name="P16"/>
      <text:p text:style-name="P9"><text:span text:style-name="T16">11.3.2_2</text:span>---------------------------------------------------------------------------</text:p>
      <text:p text:style-name="P23">[3] res free# JVEMV6 44#11.3.2_X / 44. currency / 11. prog-mt4 / 3. ea / 2. ea-6 / 20200804_124858</text:p>
      <text:p text:style-name="P9"/>
      <text:p text:style-name="P9">[do] <text:span text:style-name="T2">#_ </text:span></text:p>
      <text:list xml:id="list7197653245132806611" text:style-name="L3">
        <text:list-item>
          <text:p text:style-name="P39">REVIEW </text:p>
        </text:list-item>
        <text:list-item>
          <text:p text:style-name="P39">TASK : TASKS-41 (trail in SELL order) </text:p>
          <text:list>
            <text:list-item>
              <text:p text:style-name="P39">T-1.1 : trail_Orders ==&gt; up to : OrdersTotal</text:p>
              <text:list>
                <text:list-item>
                  <text:p text:style-name="P39">CODE : //code:20200804_125006:c</text:p>
                  <text:list>
                    <text:list-item>
                      <text:list>
                        <text:list-item>
                          <text:p text:style-name="P39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39">TEST</text:p>
                  <text:list>
                    <text:list-item>
                      <text:p text:style-name="P39">compile</text:p>
                    </text:list-item>
                    <text:list-item>
                      <text:p text:style-name="P39">run</text:p>
                    </text:list-item>
                    <text:list-item>
                      <text:p text:style-name="P39"><text:soft-page-break/><text:span text:style-name="T2">#_ </text:span>search : “numOf_Orders ==&gt; ” ==&gt; OK</text:p>
                      <text:list>
                        <text:list-item>
                          <text:p text:style-name="P39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39">CODE : if-statement : //code:20200804_130436</text:p>
                </text:list-item>
                <text:list-item>
                  <text:p text:style-name="P39"><text:span text:style-name="T2">#_ </text:span>TEST</text:p>
                  <text:list>
                    <text:list-item>
                      <text:p text:style-name="P39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39">T-1.2 : each order ==&gt; show data</text:p>
              <text:list>
                <text:list-item>
                  <text:p text:style-name="P39">CODE : //debug:20200804_130533</text:p>
                </text:list-item>
                <text:list-item>
                  <text:p text:style-name="P39">TEST</text:p>
                  <text:list>
                    <text:list-item>
                      <text:p text:style-name="P39">compile</text:p>
                    </text:list-item>
                    <text:list-item>
                      <text:p text:style-name="P39">run</text:p>
                    </text:list-item>
                    <text:list-item>
                      <text:p text:style-name="P39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08283071426497586" text:style-name="L4">
        <text:list-item>
          <text:p text:style-name="P40">TASK : fix</text:p>
          <text:list>
            <text:list-item>
              <text:list>
                <text:list-item>
                  <text:p text:style-name="P40">“Trail threshold = (Open)” ==&gt; calc formula, not correct</text:p>
                </text:list-item>
                <text:list-item>
                  <text:p text:style-name="P40">//next:20200804_132152</text:p>
                </text:list-item>
                <text:list-item>
                  <text:p text:style-name="P40">//next:20200804_132218</text:p>
                </text:list-item>
              </text:list>
            </text:list-item>
          </text:list>
        </text:list-item>
        <text:list-item>
          <text:p text:style-name="P40">TASK-2 : further : //debug:20200804_125000:d</text:p>
        </text:list-item>
      </text:list>
      <text:p text:style-name="P9">[further]</text:p>
      <text:p text:style-name="P9"><text:line-break/><text:span text:style-name="T17">[/ XXX] 20200804_132333</text:span></text:p>
      <text:p text:style-name="P9"/>
      <text:p text:style-name="P16"/>
      <text:p text:style-name="P9"><text:span text:style-name="T16">11.3.2_3</text:span>---------------------------------------------------------------------------</text:p>
      <text:p text:style-name="P23">[4] res free# JVEMV6 44#11.3.2_X / 44. currency / 11. prog-mt4 / <text:soft-page-break/>3. ea / 2. ea-6 / 20200814_150637</text:p>
      <text:p text:style-name="P9"/>
      <text:p text:style-name="P9">[do] <text:span text:style-name="T2">#_ </text:span></text:p>
      <text:list xml:id="list699772277776900905" text:style-name="L5">
        <text:list-item>
          <text:p text:style-name="P41"><text:span text:style-name="T2">#_ </text:span>REVIEW </text:p>
          <text:list>
            <text:list-item>
              <text:p text:style-name="P41">run : C:\WORKS_2\WS\Eclipse_Luna\Cake_IFM11\app\webroot\Log_Fx_Tester\(tester-1_v2).(AUDJPY-M5).(2020-05-13)(20200814_150733_410589).log</text:p>
            </text:list-item>
            <text:list-item>
              <text:p text:style-name="P41">look into </text:p>
              <text:list>
                <text:list-item>
                  <text:p text:style-name="P41">“numOf_Orders ==&gt; ” ==&gt; OK</text:p>
                </text:list-item>
              </text:list>
            </text:list-item>
          </text:list>
        </text:list-item>
        <text:list-item>
          <text:p text:style-name="P41">TASK-1 : fix</text:p>
          <text:list>
            <text:list-item>
              <text:list>
                <text:list-item>
                  <text:p text:style-name="P41">“Trail threshold = (Open)” ==&gt; calc formula, not correct</text:p>
                </text:list-item>
                <text:list-item>
                  <text:p text:style-name="P41">//next:20200804_132152</text:p>
                </text:list-item>
                <text:list-item>
                  <text:p text:style-name="P41">//next:20200804_132218</text:p>
                </text:list-item>
              </text:list>
            </text:list-item>
            <text:list-item>
              <text:p text:style-name="P41">T-1.1 </text:p>
              <text:list>
                <text:list-item>
                  <text:p text:style-name="P41"><text:span text:style-name="T2">#_ </text:span>CODE</text:p>
                  <text:list>
                    <text:list-item>
                      <text:p text:style-name="P41">edit</text:p>
                      <text:list>
                        <text:list-item>
                          <text:p text:style-name="P41">current : “OrderOpenPrice() <text:span text:style-name="T21">+</text:span> (double) valOf_Threshold_Trailing * Point”</text:p>
                        </text:list-item>
                        <text:list-item>
                          <text:p text:style-name="P41">to : “OrderOpenPrice() <text:span text:style-name="T21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41">TEST</text:p>
                  <text:list>
                    <text:list-item>
                      <text:p text:style-name="P41"><text:span text:style-name="T2">#_ </text:span>compile </text:p>
                    </text:list-item>
                    <text:list-item>
                      <text:p text:style-name="P41">run</text:p>
                      <text:list>
                        <text:list-item>
                          <text:p text:style-name="P41">=&gt; s: “Trail threshold = (Open)”</text:p>
                        </text:list-item>
                        <text:list-item>
                          <text:p text:style-name="P41">===&gt; ISSUE</text:p>
                          <text:list>
                            <text:list-item>
                              <text:p text:style-name="P41"><text:soft-page-break/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41">TRY</text:p>
                          <text:list>
                            <text:list-item>
                              <text:p text:style-name="P41">review : codes</text:p>
                            </text:list-item>
                            <text:list-item>
                              <text:p text:style-name="P41">CODE : //code:20200814_153907</text:p>
                              <text:list>
                                <text:list-item>
                                  <text:p text:style-name="P41">variables ==&gt; new</text:p>
                                </text:list-item>
                              </text:list>
                            </text:list-item>
                            <text:list-item>
                              <text:p text:style-name="P41">TEST</text:p>
                              <text:list>
                                <text:list-item>
                                  <text:p text:style-name="P41">compile</text:p>
                                </text:list-item>
                                <text:list-item>
                                  <text:p text:style-name="P41">run </text:p>
                                  <text:list>
                                    <text:list-item>
                                      <text:p text:style-name="P41">=&gt; s: “(Bid) - (Trail threshold)”</text:p>
                                    </text:list-item>
                                    <text:list-item>
                                      <text:p text:style-name="P41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1">TASK-2 : further : //debug:20200804_125000:d</text:p>
        </text:list-item>
      </text:list>
      <text:p text:style-name="P9"/>
      <text:p text:style-name="P9">[next]</text:p>
      <text:list xml:id="list7044878984870557554" text:style-name="L6">
        <text:list-item>
          <text:p text:style-name="P42">TASK : further : //debug:20200804_125000:d</text:p>
          <text:list>
            <text:list-item>
              <text:p text:style-name="P42">if “(Bid) - (Trail threshold)” &lt; 0 (minus value)</text:p>
              <text:list>
                <text:list-item>
                  <text:p text:style-name="P42">==&gt; change order</text:p>
                </text:list-item>
                <text:list-item>
                  <text:p text:style-name="P42">ref : //ref:20200814_155743 (ea-6.mq4)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7">[/ XXX] 20200814_155840</text:span></text:p>
      <text:p text:style-name="P9"/>
      <text:p text:style-name="P16"/>
      <text:p text:style-name="P9"><text:span text:style-name="T16">11.3.2_4</text:span>---------------------------------------------------------------------------</text:p>
      <text:p text:style-name="P23">[5] res free# JVEMV6 44#11.3.2_X / 44. currency / 11. prog-mt4 / <text:soft-page-break/>3. ea / 2. ea-6 / 20200819_143340</text:p>
      <text:p text:style-name="P9"/>
      <text:p text:style-name="P9">[do] <text:span text:style-name="T2">#_ </text:span></text:p>
      <text:list xml:id="list6918546937208362166" text:style-name="L7">
        <text:list-item>
          <text:p text:style-name="P43">REVIEW </text:p>
        </text:list-item>
        <text:list-item>
          <text:p text:style-name="P43">TASK : further : //debug:20200804_125000:d</text:p>
          <text:list>
            <text:list-item>
              <text:list>
                <text:list-item>
                  <text:p text:style-name="P43">if “(Bid) - (Trail threshold)” &lt; 0 (minus value)</text:p>
                  <text:list>
                    <text:list-item>
                      <text:p text:style-name="P43">==&gt; change order</text:p>
                    </text:list-item>
                    <text:list-item>
                      <text:p text:style-name="P43">ref : //ref:20200814_155743 (ea-6.mq4)</text:p>
                    </text:list-item>
                  </text:list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CODE : //code:20200819_150937</text:p>
                  <text:list>
                    <text:list-item>
                      <text:p text:style-name="P43">show ==&gt; comparison : (close + val_SL + SPREAD) and (curre SL)</text:p>
                    </text:list-item>
                  </text:list>
                </text:list-item>
                <text:list-item>
                  <text:p text:style-name="P43">TEST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T-1.2 : judge ==&gt; update order?</text:p>
              <text:list>
                <text:list-item>
                  <text:p text:style-name="P43">CODE : //code:20200819_152148</text:p>
                  <text:list>
                    <text:list-item>
                      <text:p text:style-name="P43">move “continue;” : //marker:20200819_152103</text:p>
                    </text:list-item>
                  </text:list>
                </text:list-item>
                <text:list-item>
                  <text:p text:style-name="P43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380283222407916162" text:style-name="L8">
        <text:list-item>
          <text:p text:style-name="P44">TASK : further : //next:20200819_153808</text:p>
          <text:list>
            <text:list-item>
              <text:list>
                <text:list-item>
                  <text:p text:style-name="P44">if ==&gt; 2 conditions met → modify : current order</text:p>
                </text:list-item>
                <text:list-item>
                  <text:p text:style-name="P44">//ref:20200814_155743</text:p>
                </text:list-item>
                <text:list-item>
                  <text:p text:style-name="P44">also ==&gt; see memo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oft-page-break/><text:span text:style-name="T17">[/ XXX] </text:span></text:p>
      <text:p text:style-name="P9"/>
      <text:p text:style-name="P16"/>
      <text:p text:style-name="P9"><text:span text:style-name="T16">11.3.2_5</text:span>---------------------------------------------------------------------------</text:p>
      <text:p text:style-name="P23">[6] res free# JVEMV6 44#11.3.2_X / 44. currency / 11. prog-mt4 / 3. ea / 2. ea-6 / 20200820_112703</text:p>
      <text:p text:style-name="P9"/>
      <text:p text:style-name="P9">[do] <text:span text:style-name="T2">#_ </text:span></text:p>
      <text:list xml:id="list5226007016773740347" text:style-name="L9">
        <text:list-item>
          <text:p text:style-name="P45"><text:span text:style-name="T2">#_ </text:span>REVIEW </text:p>
        </text:list-item>
        <text:list-item>
          <text:p text:style-name="P45"><text:span text:style-name="T2">#_ </text:span>SEG-1 : condition ==&gt; cond_OrderModify_3_Final</text:p>
          <text:list>
            <text:list-item>
              <text:p text:style-name="P45">CODE : //code:20200820_112944</text:p>
            </text:list-item>
            <text:list-item>
              <text:p text:style-name="P45">TEST</text:p>
              <text:list>
                <text:list-item>
                  <text:p text:style-name="P45">==&gt; OK</text:p>
                </text:list-item>
              </text:list>
            </text:list-item>
          </text:list>
        </text:list-item>
        <text:list-item>
          <text:p text:style-name="P45">TASK : further : //next:20200819_153808</text:p>
          <text:list>
            <text:list-item>
              <text:list>
                <text:list-item>
                  <text:p text:style-name="P45">if ==&gt; 2 conditions met → modify : current order</text:p>
                </text:list-item>
                <text:list-item>
                  <text:p text:style-name="P45">//ref:20200814_155743</text:p>
                </text:list-item>
                <text:list-item>
                  <text:p text:style-name="P45">also ==&gt; see memo</text:p>
                </text:list-item>
              </text:list>
            </text:list-item>
            <text:list-item>
              <text:p text:style-name="P45">T-1.1 : </text:p>
              <text:list>
                <text:list-item>
                  <text:p text:style-name="P45">CODE : //code:20200820_113128</text:p>
                  <text:list>
                    <text:list-item>
                      <text:p text:style-name="P45">“step : 3 : 2.2 : 2 : N”</text:p>
                    </text:list-item>
                  </text:list>
                </text:list-item>
                <text:list-item>
                  <text:p text:style-name="P45"><text:span text:style-name="T2">#_ </text:span>CODE</text:p>
                  <text:list>
                    <text:list-item>
                      <text:p text:style-name="P45"><text:span text:style-name="T2">#_ </text:span>“step : 3 : 2.2 : 2 : Y” </text:p>
                    </text:list-item>
                    <text:list-item>
                      <text:p text:style-name="P45">step : 3 : 2.2 : 2 : Y : 2 </text:p>
                      <text:list>
                        <text:list-item>
                          <text:p text:style-name="P45">==&gt; exec “OrderModify” → not yet</text:p>
                        </text:list-item>
                      </text:list>
                    </text:list-item>
                  </text:list>
                </text:list-item>
                <text:list-item>
                  <text:p text:style-name="P45">TEST </text:p>
                  <text:list>
                    <text:list-item>
                      <text:p text:style-name="P45"><text:soft-page-break/>=&gt; s: “(for)(step : 3 : 2.2 : 2 : ”</text:p>
                    </text:list-item>
                    <text:list-item>
                      <text:p text:style-name="P45">=&gt; see for the next few minutes</text:p>
                    </text:list-item>
                    <text:list-item>
                      <text:p text:style-name="P45">===&gt;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082721149761625756" text:style-name="L10">
        <text:list-item>
          <text:p text:style-name="P46">TASK</text:p>
          <text:list>
            <text:list-item>
              <text:list>
                <text:list-item>
                  <text:p text:style-name="P46">if ==&gt; 2 conditions met → modify : current order (exec)</text:p>
                </text:list-item>
                <text:list-item>
                  <text:p text:style-name="P46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7">[/ XXX] 20200820_122713</text:span></text:p>
      <text:p text:style-name="P9"/>
      <text:p text:style-name="P16"/>
      <text:p text:style-name="P9"><text:span text:style-name="T16">10.2.2_51</text:span>---------------------------------------------------------------------------</text:p>
      <text:p text:style-name="P24">[52] res free# JVEMV6 44#10.2.2_XX / 44. currency / 10. prog-php / 2. tester / 2. <text:s/>tester_1__V2 / 20200822_165906</text:p>
      <text:p text:style-name="P10"/>
      <text:p text:style-name="P9">[do] <text:span text:style-name="T2">#_ </text:span></text:p>
      <text:list xml:id="list4636942395299416609" text:style-name="L11">
        <text:list-item>
          <text:p text:style-name="P47">REVIEW </text:p>
        </text:list-item>
        <text:list-item>
          <text:p text:style-name="P47">TASK : TASKS-39 (exec tester)</text:p>
          <text:list>
            <text:list-item>
              <text:list>
                <text:list-item>
                  <text:p text:style-name="P47">(slice-by-day).(AUDJPY-M5).(2020-05-13).(20200530_134010_951771).csv</text:p>
                </text:list-item>
                <text:list-item>
                  <text:p text:style-name="P47">==&gt; 200 bars</text:p>
                </text:list-item>
                <text:list-item>
                  <text:p text:style-name="P47">ref : log_JVE_44_10_2.[fx-php-tester].[~20200804_154854].odt</text:p>
                </text:list-item>
              </text:list>
            </text:list-item>
            <text:list-item>
              <text:p text:style-name="P47"><text:soft-page-break/><text:span text:style-name="T2">#_ </text:span>T-1.1</text:p>
              <text:list>
                <text:list-item>
                  <text:p text:style-name="P47">exec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(20200530_134010_951771).csv&amp;Tester_T_1__Source_CSV_Dpath=C</text:a>:\WORKS_2\WS\WS_Others.prog\prog\D-7\2_2\VIRTUAL\Admin_Projects\curr\data\csv_raw\(slice-by-day).(AUDJPY-M5).(2020-05-13_2020-05-21).(20200530_134010_951771)&amp;Tester_T_1__MaxOf_While_Loop=200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list xml:id="list30790209" text:continue-numbering="true" text:style-name="L11">
        <text:list-item>
          <text:list>
            <text:list-item>
              <text:p text:style-name="P47">T-1.2 : gen ==&gt; sheet</text:p>
              <text:list>
                <text:list-item>
                  <text:p text:style-name="P47">steps</text:p>
                  <text:list>
                    <text:list-item>
                      <text:p text:style-name="P47">DUP : sheet : 2 </text:p>
                      <text:list>
                        <text:list-item>
                          <text:list>
                            <text:list-item>
                              <text:p text:style-name="P47">C:\WORKS_2\WS\WS_Others.JVEMV6\JVEMV6\44_currency\10_prog-php\2_tester</text:p>
                            </text:list-item>
                            <text:list-item>
                              <text:p text:style-name="P47">log_JVE_44_10_2.2.[session-50~].ods</text:p>
                            </text:list-item>
                          </text:list>
                        </text:list-item>
                        <text:list-item>
                          <text:p text:style-name="P47">M – m &gt; c &gt; Ret</text:p>
                        </text:list-item>
                      </text:list>
                    </text:list-item>
                    <text:list-item>
                      <text:p text:style-name="P47">rename ==&gt; “3”</text:p>
                    </text:list-item>
                    <text:list-item>
                      <text:p text:style-name="P47">delete ==&gt; data area </text:p>
                    </text:list-item>
                    <text:list-item>
                      <text:p text:style-name="P47">C/P : data</text:p>
                    </text:list-item>
                    <text:list-item>
                      <text:p text:style-name="P47">sort : gain/loss ~ start-BB.loc</text:p>
                      <text:list>
                        <text:list-item>
                          <text:p text:style-name="P47">col : P, D</text:p>
                        </text:list-item>
                        <text:list-item>
                          <text:p text:style-name="P47"><text:soft-page-break/>M – d &gt; s</text:p>
                        </text:list-item>
                      </text:list>
                    </text:list-item>
                    <text:list-item>
                      <text:p text:style-name="P48">edit data </text:p>
                      <text:list>
                        <text:list-item>
                          <text:p text:style-name="P47">area location ==&gt; total, g/l → $O$18, a.o.</text:p>
                        </text:list-item>
                        <text:list-item>
                          <text:p text:style-name="P47">address : total, gain, loss</text:p>
                        </text:list-item>
                        <text:list-item>
                          <text:p text:style-name="P47"><text:span text:style-name="T2">#_ </text:span>loss/gain Z1 ~ Z6 </text:p>
                          <text:list>
                            <text:list-item>
                              <text:p text:style-name="P94">loss</text:p>
                            </text:list-item>
                            <text:list-item>
                              <text:p text:style-name="P94">gain</text:p>
                            </text:list-item>
                            <text:list-item>
                              <text:p text:style-name="P94">sum gain</text:p>
                            </text:list-item>
                            <text:list-item>
                              <text:p text:style-name="P94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4">T-1.3 : observe</text:p>
              <text:list>
                <text:list-item>
                  <text:p text:style-name="P94"><draw:frame draw:style-name="fr1" draw:name="オブジェクト1" text:anchor-type="paragraph" svg:x="3.911cm" svg:y="1.478cm" svg:width="3.572cm" svg:height="4.203cm" draw:z-index="0"><draw:object xlink:href="./Object 1" xlink:type="simple" xlink:show="embed" xlink:actuate="onLoad"/><draw:image xlink:href="./ObjectReplacements/Object 1" xlink:type="simple" xlink:show="embed" xlink:actuate="onLoad"/></draw:frame>gain - loss</text:p>
                </text:list-item>
              </text:list>
            </text:list-item>
          </text:list>
        </text:list-item>
        <text:list-item>
          <text:p text:style-name="P47">TASK-2 : TASKS-39.1 (exec tester) : ==&gt; all bars</text:p>
          <text:list>
            <text:list-item>
              <text:p text:style-name="P47">T-2.1 : gen → data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<text:soft-page-break/>(AUDJPY-M5).(2020-05-13_2020-05-21).(20200530_134010_951771)&amp;Tester_T_1__MaxOf_While_Loop=280</text:p>
          </table:table-cell>
        </table:table-row>
        <table:table-row>
          <table:table-cell table:style-name="表6.A2" office:value-type="string">
            <text:p text:style-name="P9"/>
          </table:table-cell>
        </table:table-row>
      </table:table>
      <text:list xml:id="list30797728" text:continue-numbering="true" text:style-name="L11">
        <text:list-item>
          <text:list>
            <text:list-item>
              <text:list>
                <text:list-item>
                  <text:p text:style-name="P47">csv : num of data (total) ==&gt; 289 → max = 280</text:p>
                </text:list-item>
                <text:list-item>
                  <text:p text:style-name="P47">exec </text:p>
                </text:list-item>
              </text:list>
            </text:list-item>
            <text:list-item>
              <text:p text:style-name="P47">T-2.2 : gen ==&gt; sheet</text:p>
              <text:list>
                <text:list-item>
                  <text:p text:style-name="P47">steps</text:p>
                  <text:list>
                    <text:list-item>
                      <text:p text:style-name="P47">DUP : sheet : 3</text:p>
                      <text:list>
                        <text:list-item>
                          <text:list>
                            <text:list-item>
                              <text:p text:style-name="P47">C:\WORKS_2\WS\WS_Others.JVEMV6\JVEMV6\44_currency\10_prog-php\2_tester</text:p>
                            </text:list-item>
                            <text:list-item>
                              <text:p text:style-name="P47">log_JVE_44_10_2.2.[session-50~].ods</text:p>
                            </text:list-item>
                          </text:list>
                        </text:list-item>
                        <text:list-item>
                          <text:p text:style-name="P47">M – m &gt; c &gt; Ret</text:p>
                        </text:list-item>
                      </text:list>
                    </text:list-item>
                    <text:list-item>
                      <text:p text:style-name="P47">rename ==&gt; “4”</text:p>
                    </text:list-item>
                    <text:list-item>
                      <text:p text:style-name="P47">delete ==&gt; data area </text:p>
                    </text:list-item>
                    <text:list-item>
                      <text:p text:style-name="P47">C/P : data (unicode)</text:p>
                    </text:list-item>
                    <text:list-item>
                      <text:p text:style-name="P47">sort : gain/loss ~ start-BB.loc</text:p>
                      <text:list>
                        <text:list-item>
                          <text:p text:style-name="P47">col : P, D</text:p>
                        </text:list-item>
                        <text:list-item>
                          <text:p text:style-name="P47">M – d &gt; s</text:p>
                        </text:list-item>
                      </text:list>
                    </text:list-item>
                    <text:list-item>
                      <text:p text:style-name="P48">edit data </text:p>
                      <text:list>
                        <text:list-item>
                          <text:p text:style-name="P47">address : total, gain, loss </text:p>
                        </text:list-item>
                        <text:list-item>
                          <text:p text:style-name="P47">area location ==&gt; total, g/l → $O$18, a.o.</text:p>
                        </text:list-item>
                        <text:list-item>
                          <text:p text:style-name="P47">loss/gain Z1 ~ Z6 </text:p>
                          <text:list>
                            <text:list-item>
                              <text:p text:style-name="P94">loss</text:p>
                            </text:list-item>
                            <text:list-item>
                              <text:p text:style-name="P94">gain</text:p>
                            </text:list-item>
                            <text:list-item>
                              <text:p text:style-name="P94">sum gain</text:p>
                            </text:list-item>
                            <text:list-item>
                              <text:p text:style-name="P94"><text:soft-page-break/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4">T-2.3 : observe</text:p>
              <text:list>
                <text:list-item>
                  <text:p text:style-name="P94">gain – loss</text:p>
                </text:list-item>
              </text:list>
            </text:list-item>
          </text:list>
        </text:list-item>
      </text:list>
      <text:p text:style-name="P11"><draw:frame draw:style-name="fr1" draw:name="オブジェクト2" text:anchor-type="paragraph" svg:x="2.715cm" svg:y="-1cm" svg:width="3.572cm" svg:height="4.20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[next]</text:p>
      <text:list xml:id="list325863015686722268" text:style-name="L12">
        <text:list-item>
          <text:p text:style-name="P51">TASK : TASKS-39.2 (oth<text:span text:style-name="T24">er dates)</text:span></text:p>
        </text:list-item>
      </text:list>
      <text:p text:style-name="P10">[further]</text:p>
      <text:p text:style-name="P10"/>
      <text:p text:style-name="P12">[/ XXX] 20200822_174616</text:p>
      <text:p text:style-name="P10"/>
      <text:p text:style-name="P16"/>
      <text:p text:style-name="P9"><text:span text:style-name="T16">10.2.2_52</text:span>---------------------------------------------------------------------------</text:p>
      <text:p text:style-name="P24">[53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698512628823338553" text:style-name="L13">
        <text:list-item>
          <text:p text:style-name="P52">REVIEW </text:p>
        </text:list-item>
        <text:list-item>
          <text:p text:style-name="P52">TASK : TASKS-39.2 (oth<text:span text:style-name="T24">er dates)</text:span></text:p>
          <text:list>
            <text:list-item>
              <text:p text:style-name="P52"><text:span text:style-name="T3">#_ </text:span><text:span text:style-name="T24">T-1.1</text:span></text:p>
              <text:list>
                <text:list-item>
                  <text:p text:style-name="P95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?_Tester_T_1__Order_Genre=_Tester_T_1__Order_Genre__BUY&amp;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1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2">4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1">).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1">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1">C</text:span></text:a><text:span text:style-name="T21">:\WORKS_2\WS\WS_Others.prog\prog\D-7\2_2\VIRTUAL\Admin_Projects\curr\data\csv_raw\(slice-by-day).(AUDJPY-M5).(2020-05-13_2020-05-21).(20200530_134010_951771)</text:span>&amp;Tester_T_1__MaxOf_While_Loop=<text:span text:style-name="T21">285</text:span></text:p>
          </table:table-cell>
        </table:table-row>
        <table:table-row>
          <table:table-cell table:style-name="表7.A2" office:value-type="string">
            <text:p text:style-name="P9"/>
          </table:table-cell>
        </table:table-row>
      </table:table>
      <text:list xml:id="list30779259" text:continue-numbering="true" text:style-name="L13">
        <text:list-item>
          <text:list>
            <text:list-item>
              <text:p text:style-name="P109">T-1.2 : gen ==&gt; sheet</text:p>
              <text:list>
                <text:list-item>
                  <text:p text:style-name="P52">steps </text:p>
                  <text:list>
                    <text:list-item>
                      <text:p text:style-name="P52">DUP : sheet : 5</text:p>
                      <text:list>
                        <text:list-item>
                          <text:list>
                            <text:list-item>
                              <text:p text:style-name="P52">C:\WORKS_2\WS\WS_Others.JVEMV6\JVEMV6\44_currency\10_prog-php\2_tester</text:p>
                            </text:list-item>
                            <text:list-item>
                              <text:p text:style-name="P52">log_JVE_44_10_2.2.[session-50~].ods</text:p>
                            </text:list-item>
                          </text:list>
                        </text:list-item>
                        <text:list-item>
                          <text:p text:style-name="P52">M – m &gt; c &gt; Ret</text:p>
                        </text:list-item>
                      </text:list>
                    </text:list-item>
                    <text:list-item>
                      <text:p text:style-name="P52">rename ==&gt; “5”</text:p>
                      <text:list>
                        <text:list-item>
                          <text:p text:style-name="P52">M – o &gt; s &gt; r</text:p>
                        </text:list-item>
                      </text:list>
                    </text:list-item>
                    <text:list-item>
                      <text:p text:style-name="P52">delete ==&gt; data area </text:p>
                    </text:list-item>
                    <text:list-item>
                      <text:p text:style-name="P52">C/P : data (unicode)</text:p>
                    </text:list-item>
                    <text:list-item>
                      <text:p text:style-name="P52">sort : gain/loss ~ start-BB.loc</text:p>
                      <text:list>
                        <text:list-item>
                          <text:p text:style-name="P52">col : P, D</text:p>
                        </text:list-item>
                        <text:list-item>
                          <text:p text:style-name="P52">M – d &gt; s</text:p>
                        </text:list-item>
                      </text:list>
                    </text:list-item>
                    <text:list-item>
                      <text:p text:style-name="P49">edit data </text:p>
                      <text:list>
                        <text:list-item>
                          <text:p text:style-name="P52"><text:soft-page-break/>address : total, gain, loss </text:p>
                        </text:list-item>
                        <text:list-item>
                          <text:p text:style-name="P52"><text:span text:style-name="T2">#_ </text:span>area location ==&gt; total, g/l → $O$18, a.o.</text:p>
                        </text:list-item>
                        <text:list-item>
                          <text:p text:style-name="P52">loss/gain Z1 ~ Z6 </text:p>
                          <text:list>
                            <text:list-item>
                              <text:p text:style-name="P95">loss</text:p>
                            </text:list-item>
                            <text:list-item>
                              <text:p text:style-name="P95">gain</text:p>
                            </text:list-item>
                            <text:list-item>
                              <text:p text:style-name="P95">sum gain</text:p>
                            </text:list-item>
                            <text:list-item>
                              <text:p text:style-name="P109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9">T-1.3 : observe</text:p>
              <text:list>
                <text:list-item>
                  <text:p text:style-name="P109"><draw:frame draw:style-name="fr1" draw:name="オブジェクト3" text:anchor-type="paragraph" svg:x="2.718cm" svg:y="1.012cm" svg:width="4.209cm" svg:height="3.706cm" draw:z-index="2"><draw:object xlink:href="./Object 3" xlink:type="simple" xlink:show="embed" xlink:actuate="onLoad"/><draw:image xlink:href="./ObjectReplacements/Object 3" xlink:type="simple" xlink:show="embed" xlink:actuate="onLoad"/></draw:frame>gain – loss</text:p>
                </text:list-item>
              </text:list>
            </text:list-item>
          </text:list>
        </text:list-item>
        <text:list-item>
          <text:p text:style-name="P109">TASK-3 : TASKS-39.2 (other dates)</text:p>
          <text:list>
            <text:list-item>
              <text:p text:style-name="P109">==&gt; 5/15</text:p>
            </text:list-item>
            <text:list-item>
              <text:p text:style-name="P109">T-3.1 : gen → data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1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2">5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1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1">C</text:span></text:a><text:span text:style-name="T21">:\WORKS_2\WS\WS_Others.prog\prog\D-7\2_2\VIRTUAL\Admin_Projects\curr\data\csv_raw\(slice-by-day).(AUDJPY-M5).(2020-05-13_2020-05-21).(20200530_134010_951771)</text:span>&amp;Tester_T_1__MaxOf_While_Loop=<text:span text:style-name="T21">2</text:span><text:soft-page-break/><text:span text:style-name="T21">80</text:span></text:p>
          </table:table-cell>
        </table:table-row>
        <table:table-row>
          <table:table-cell table:style-name="表8.A2" office:value-type="string">
            <text:p text:style-name="P9"/>
          </table:table-cell>
        </table:table-row>
      </table:table>
      <text:list xml:id="list30787298" text:continue-numbering="true" text:style-name="L13">
        <text:list-item>
          <text:list>
            <text:list-item>
              <text:list>
                <text:list-item>
                  <text:p text:style-name="P52">csv : num of data (total) ==&gt; 289 → max = 280</text:p>
                </text:list-item>
                <text:list-item>
                  <text:p text:style-name="P52">exec </text:p>
                </text:list-item>
              </text:list>
            </text:list-item>
            <text:list-item>
              <text:p text:style-name="P52">T-3.2 : gen ==&gt; sheet </text:p>
              <text:list>
                <text:list-item>
                  <text:p text:style-name="P52">steps </text:p>
                  <text:list>
                    <text:list-item>
                      <text:p text:style-name="P52">DUP : sheet : 5 </text:p>
                      <text:list>
                        <text:list-item>
                          <text:list>
                            <text:list-item>
                              <text:p text:style-name="P52">C:\WORKS_2\WS\WS_Others.JVEMV6\JVEMV6\44_currency\10_prog-php\2_tester</text:p>
                            </text:list-item>
                            <text:list-item>
                              <text:p text:style-name="P52">log_JVE_44_10_2.2.[session-50~].ods</text:p>
                            </text:list-item>
                          </text:list>
                        </text:list-item>
                        <text:list-item>
                          <text:p text:style-name="P52">M – m &gt; c &gt; Ret</text:p>
                        </text:list-item>
                      </text:list>
                    </text:list-item>
                    <text:list-item>
                      <text:p text:style-name="P52">rename ==&gt; “6”</text:p>
                      <text:list>
                        <text:list-item>
                          <text:p text:style-name="P52">M – o &gt; s &gt; r</text:p>
                        </text:list-item>
                      </text:list>
                    </text:list-item>
                    <text:list-item>
                      <text:p text:style-name="P52">delete ==&gt; data area </text:p>
                    </text:list-item>
                    <text:list-item>
                      <text:p text:style-name="P52">C/P : data (unicode)</text:p>
                    </text:list-item>
                    <text:list-item>
                      <text:p text:style-name="P52">sort : gain/loss ~ start-BB.loc</text:p>
                      <text:list>
                        <text:list-item>
                          <text:p text:style-name="P52">col : P, D</text:p>
                        </text:list-item>
                        <text:list-item>
                          <text:p text:style-name="P52">M – d &gt; s</text:p>
                        </text:list-item>
                      </text:list>
                    </text:list-item>
                    <text:list-item>
                      <text:p text:style-name="P49">edit data </text:p>
                      <text:list>
                        <text:list-item>
                          <text:p text:style-name="P52">address : total, gain, loss </text:p>
                        </text:list-item>
                        <text:list-item>
                          <text:p text:style-name="P52">area location ==&gt; total, g/l → $O$18, a.o.</text:p>
                        </text:list-item>
                        <text:list-item>
                          <text:p text:style-name="P52">loss/gain Z1 ~ Z6 </text:p>
                          <text:list>
                            <text:list-item>
                              <text:p text:style-name="P95">loss</text:p>
                            </text:list-item>
                            <text:list-item>
                              <text:p text:style-name="P95">gain</text:p>
                            </text:list-item>
                            <text:list-item>
                              <text:p text:style-name="P95">sum gain</text:p>
                            </text:list-item>
                            <text:list-item>
                              <text:p text:style-name="P109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9"><text:soft-page-break/>T-1.3 : observe</text:p>
              <text:list>
                <text:list-item>
                  <text:p text:style-name="P109">gain – loss</text:p>
                </text:list-item>
                <text:list-item>
                  <text:p text:style-name="P109"><draw:frame draw:style-name="fr1" draw:name="オブジェクト4" text:anchor-type="paragraph" svg:x="2.715cm" svg:y="0cm" svg:width="3.572cm" svg:height="4.203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</text:list>
      <text:p text:style-name="P9">[next]</text:p>
      <text:list xml:id="list3990518651219424186" text:style-name="L14">
        <text:list-item>
          <text:p text:style-name="P53">TASK : <text:span text:style-name="T24">TASKS-39.2 (other dates)</text:span></text:p>
          <text:list>
            <text:list-item>
              <text:list>
                <text:list-item>
                  <text:p text:style-name="P96">==&gt; 5/18 ~ /21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2">[/ XXX] 20200823_114853</text:p>
      <text:p text:style-name="P10"/>
      <text:p text:style-name="P17"/>
      <text:p text:style-name="P9"><text:span text:style-name="T16">10.2.2_53</text:span>---------------------------------------------------------------------------</text:p>
      <text:p text:style-name="P24">[54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67537067138372544" text:style-name="L15">
        <text:list-item>
          <text:p text:style-name="P54">REVIEW </text:p>
        </text:list-item>
        <text:list-item>
          <text:p text:style-name="P54">TASK : <text:span text:style-name="T24">TASKS-39.2 (other dates)</text:span></text:p>
          <text:list>
            <text:list-item>
              <text:list>
                <text:list-item>
                  <text:p text:style-name="P97">==&gt; 5/18 ~ /21 </text:p>
                </text:list-item>
              </text:list>
            </text:list-item>
            <text:list-item>
              <text:p text:style-name="P97">T-1.1 : <text:s/>gen data ==&gt; 5/18 ~ /21</text:p>
              <text:list>
                <text:list-item>
                  <text:p text:style-name="P97">5/21<text:tab/>115 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ext:soft-page-break/>
        <table:table-row>
          <table:table-cell table:style-name="表9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1">(slice-by-day).(AUDJPY-M5).(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5">2020-05-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</text:a><text:span text:style-name="T26">1</text:span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1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1">C</text:span></text:a><text:span text:style-name="T21">:\WORKS_2\WS\WS_Others.prog\prog\D-7\2_2\VIRTUAL\Admin_Projects\curr\data\csv_raw\(slice-by-day).(AUDJPY-M5).(2020-05-13_2020-05-21).(20200530_134010_951771)</text:span>&amp;Tester_T_1__MaxOf_While_Loop=<text:span text:style-name="T25">115</text:span></text:p>
          </table:table-cell>
        </table:table-row>
        <table:table-row>
          <table:table-cell table:style-name="表9.A2" office:value-type="string">
            <text:p text:style-name="P9"/>
          </table:table-cell>
        </table:table-row>
      </table:table>
      <text:list xml:id="list30797810" text:continue-numbering="true" text:style-name="L15">
        <text:list-item>
          <text:list>
            <text:list-item>
              <text:p text:style-name="P97">T-1.2 : gen ==&gt; sheet </text:p>
              <text:list>
                <text:list-item>
                  <text:p text:style-name="P54">steps </text:p>
                  <text:list>
                    <text:list-item>
                      <text:p text:style-name="P54">DUP : sheet : 5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9">C:\WORKS_2\WS\WS_Others.JVEMV6\JVEMV6\44_currency\10_prog-php\2_tester</text:p>
          </table:table-cell>
        </table:table-row>
        <table:table-row>
          <table:table-cell table:style-name="表11.A2" office:value-type="string">
            <text:p text:style-name="P9">log_JVE_44_10_2.2.[session-50~].ods</text:p>
          </table:table-cell>
        </table:table-row>
        <table:table-row>
          <table:table-cell table:style-name="表11.A2" office:value-type="string">
            <text:p text:style-name="P9">M – e &gt; s &gt; s &gt; a &gt; Ret &gt; M – c &gt; Ret</text:p>
          </table:table-cell>
        </table:table-row>
      </table:table>
      <text:p text:style-name="P9"/>
      <text:list xml:id="list30804802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4">rename ==&gt; “6”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9">M – o &gt; s &gt; r</text:p>
          </table:table-cell>
        </table:table-row>
      </table:table>
      <text:p text:style-name="P9"/>
      <text:list xml:id="list30781789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4">delete ==&gt; data area </text:p>
                    </text:list-item>
                    <text:list-item>
                      <text:p text:style-name="P54">C/P : data (unicode)</text:p>
                    </text:list-item>
                    <text:list-item>
                      <text:p text:style-name="P54">sort : gain/loss ~ start-BB.loc</text:p>
                      <text:list>
                        <text:list-item>
                          <text:p text:style-name="P54">col : P, D<text:tab/>(M – d &gt; s)</text:p>
                        </text:list-item>
                      </text:list>
                    </text:list-item>
                    <text:list-item>
                      <text:p text:style-name="P50"><text:soft-page-break/>edit data </text:p>
                      <text:list>
                        <text:list-item>
                          <text:p text:style-name="P50">steps</text:p>
                          <text:list>
                            <text:list-item>
                              <text:p text:style-name="P50">M – t &gt; q &gt; M – f (“<text:span text:style-name="T24">数式</text:span>”)</text:p>
                            </text:list-item>
                            <text:list-item>
                              <text:p text:style-name="P50">C/P ==&gt; prev/current addresses (paste values)</text:p>
                            </text:list-item>
                            <text:list-item>
                              <text:p text:style-name="P50">select ==&gt; O2:T15</text:p>
                            </text:list-item>
                            <text:list-item>
                              <text:p text:style-name="P50">replace</text:p>
                            </text:list-item>
                          </text:list>
                        </text:list-item>
                        <text:list-item>
                          <text:p text:style-name="P100">address : total, gain, loss </text:p>
                        </text:list-item>
                        <text:list-item>
                          <text:p text:style-name="P100"><text:span text:style-name="T1">#_ </text:span>area location ==&gt; total, g/l → $O$18, a.o.</text:p>
                        </text:list-item>
                        <text:list-item>
                          <text:p text:style-name="P100">loss/gain Z1 ~ Z6 </text:p>
                          <text:list>
                            <text:list-item>
                              <text:p text:style-name="P101">loss / gain</text:p>
                            </text:list-item>
                            <text:list-item>
                              <text:p text:style-name="P101">sum gain / sum loss</text:p>
                            </text:list-item>
                          </text:list>
                        </text:list-item>
                        <text:list-item>
                          <text:p text:style-name="P97">gen ==&gt; graph</text:p>
                          <text:list>
                            <text:list-item>
                              <text:p text:style-name="P97">M - i &gt; c &gt; M - f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0">T-1.3 : observe</text:p>
              <text:list>
                <text:list-item>
                  <text:p text:style-name="P97">gain – loss</text:p>
                  <text:list>
                    <text:list-item>
                      <text:p text:style-name="P97">5/18</text:p>
                    </text:list-item>
                    <text:list-item>
                      <text:p text:style-name="P97"><draw:frame draw:style-name="fr1" draw:name="オブジェクト5" text:anchor-type="paragraph" svg:x="0.714cm" svg:y="0cm" svg:width="3.572cm" svg:height="4.203cm" draw:z-index="7"><draw:object xlink:href="./Object 5" xlink:type="simple" xlink:show="embed" xlink:actuate="onLoad"/><draw:image xlink:href="./ObjectReplacements/Object 5" xlink:type="simple" xlink:show="embed" xlink:actuate="onLoad"/></draw:frame><draw:frame draw:style-name="fr1" draw:name="オブジェクト6" text:anchor-type="paragraph" svg:x="5.579cm" svg:y="0.026cm" svg:width="11.241cm" svg:height="6.324cm" draw:z-index="5"><draw:object xlink:href="./Object 6" xlink:type="simple" xlink:show="embed" xlink:actuate="onLoad"/><draw:image xlink:href="./ObjectReplacements/Object 6" xlink:type="simple" xlink:show="embed" xlink:actuate="onLoad"/></draw:frame>5/19</text:p>
                    </text:list-item>
                    <text:list-item>
                      <text:p text:style-name="P97"><draw:frame draw:style-name="fr1" draw:name="オブジェクト7" text:anchor-type="paragraph" svg:x="5.062cm" svg:y="0cm" svg:width="8.465cm" svg:height="4.763cm" draw:z-index="8"><draw:object xlink:href="./Object 7" xlink:type="simple" xlink:show="embed" xlink:actuate="onLoad"/><draw:image xlink:href="./ObjectReplacements/Object 7" xlink:type="simple" xlink:show="embed" xlink:actuate="onLoad"/></draw:frame><text:soft-page-break/>5/20</text:p>
                    </text:list-item>
                    <text:list-item>
                      <text:p text:style-name="P97"><draw:frame draw:style-name="fr2" draw:name="オブジェクト8" text:anchor-type="paragraph" svg:width="8.063cm" svg:height="4.535cm" draw:z-index="6"><draw:object xlink:href="./Object 8" xlink:type="simple" xlink:show="embed" xlink:actuate="onLoad"/><draw:image xlink:href="./ObjectReplacements/Object 8" xlink:type="simple" xlink:show="embed" xlink:actuate="onLoad"/></draw:frame>5/21</text:p>
                    </text:list-item>
                    <text:list-item>
                      <text:p text:style-name="P97"><draw:frame draw:style-name="fr3" draw:name="オブジェクト9" text:anchor-type="paragraph" svg:width="8.075cm" svg:height="4.542cm" draw:z-index="4"><draw:object xlink:href="./Object 9" xlink:type="simple" xlink:show="embed" xlink:actuate="onLoad"/><draw:image xlink:href="./ObjectReplacements/Object 9" xlink:type="simple" xlink:show="embed" xlink:actuate="onLoad"/></draw:frame></text:p>
                    </text:list-item>
                    <text:list-item>
                      <text:p text:style-name="P97"/>
                    </text:list-item>
                  </text:list>
                </text:list-item>
                <text:list-item>
                  <text:p text:style-name="P97">5/13 ~ 5/18 ==&gt; Z4~6 は、　=&gt;　おしなべて、プラス</text:p>
                </text:list-item>
                <text:list-item>
                  <text:p text:style-name="P102">Z2　=&gt;　振幅、크다.</text:p>
                </text:list-item>
              </text:list>
            </text:list-item>
          </text:list>
        </text:list-item>
      </text:list>
      <text:p text:style-name="P15">[next]</text:p>
      <text:list xml:id="list1685884033277517818" text:style-name="L16">
        <text:list-item>
          <text:p text:style-name="P103">TASK : <text:span text:style-name="T24">今回作ったシートたち　=&gt;　もう一度、관찰하자</text:span></text:p>
        </text:list-item>
      </text:list>
      <text:p text:style-name="P15"><text:soft-page-break/>[further]</text:p>
      <text:p text:style-name="P9"/>
      <text:p text:style-name="P12">[/ XXX] 20200824_122712</text:p>
      <text:p text:style-name="P10"/>
      <text:p text:style-name="P16"/>
      <text:p text:style-name="P9"><text:span text:style-name="T16">10.2.2_54</text:span>---------------------------------------------------------------------------</text:p>
      <text:p text:style-name="P24">[55] res free# JVEMV6 44#10.2.2_XX / 44. currency / 10. prog-php / 2. tester / 2. <text:s/>tester_1__V2 / XXX</text:p>
      <text:p text:style-name="P10"/>
      <text:p text:style-name="P9">[do] <text:span text:style-name="T2">#_ </text:span></text:p>
      <text:list xml:id="list6032542736463592458" text:style-name="L17">
        <text:list-item>
          <text:p text:style-name="P55">REVIEW </text:p>
        </text:list-item>
        <text:list-item>
          <text:p text:style-name="P55">TASK-1</text:p>
        </text:list-item>
      </text:list>
      <text:p text:style-name="P9">[next]</text:p>
      <text:list xml:id="list7448343842041049843" text:style-name="L18">
        <text:list-item>
          <text:p text:style-name="P56">TASK</text:p>
        </text:list-item>
      </text:list>
      <text:p text:style-name="P9">[further]</text:p>
      <text:p text:style-name="P10"><text:line-break/><text:span text:style-name="T17">[/ XXX] </text:span></text:p>
      <text:p text:style-name="P10"/>
      <text:p text:style-name="P10"/>
      <text:p text:style-name="P10"/>
      <text:p text:style-name="P9"><text:span text:style-name="T16">11.3.2_6</text:span>---------------------------------------------------------------------------</text:p>
      <text:p text:style-name="P23">[7] res free# JVEMV6 44#11.3.2_X / 44. currency / 11. prog-mt4 / 3. ea / 2. ea-6 / 20200824_110119</text:p>
      <text:p text:style-name="P16"/>
      <text:p text:style-name="P9"><text:soft-page-break/>[do] <text:span text:style-name="T2">#_ </text:span></text:p>
      <text:list xml:id="list88029334130675586" text:style-name="L19">
        <text:list-item>
          <text:p text:style-name="P57">REVIEW </text:p>
          <text:list>
            <text:list-item>
              <text:p text:style-name="P57">==&gt; run ea</text:p>
            </text:list-item>
            <text:list-item>
              <text:p text:style-name="P57">TEST</text:p>
              <text:list>
                <text:list-item>
                  <text:p text:style-name="P57">s: “cond_OrderModify_3_Final :”</text:p>
                </text:list-item>
              </text:list>
            </text:list-item>
          </text:list>
        </text:list-item>
        <text:list-item>
          <text:p text:style-name="P57">TASK</text:p>
          <text:list>
            <text:list-item>
              <text:list>
                <text:list-item>
                  <text:p text:style-name="P57">if ==&gt; 2 conditions met → modify : current order (exec)</text:p>
                </text:list-item>
                <text:list-item>
                  <text:p text:style-name="P57">//next:20200820_122658</text:p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CODE</text:p>
                </text:list-item>
                <text:list-item>
                  <text:p text:style-name="P57"/>
                </text:list-item>
              </text:list>
            </text:list-item>
          </text:list>
        </text:list-item>
      </text:list>
      <text:p text:style-name="P9">[next]</text:p>
      <text:list xml:id="list7077813366352215233" text:style-name="L20">
        <text:list-item>
          <text:p text:style-name="P58">TASK</text:p>
          <text:list>
            <text:list-item>
              <text:list>
                <text:list-item>
                  <text:p text:style-name="P58">if ==&gt; 2 conditions met → modify : current order (exec)</text:p>
                </text:list-item>
                <text:list-item>
                  <text:p text:style-name="P58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3">[/ XXX] </text:p>
      <text:p text:style-name="P9"/>
      <text:p text:style-name="P16"/>
      <text:p text:style-name="P9"><text:span text:style-name="T16">11.3.2_7</text:span>---------------------------------------------------------------------------</text:p>
      <text:p text:style-name="P23">[8] res free# JVEMV6 44#11.3.2_X / 44. currency / 11. prog-mt4 / 3. ea / 2. ea-6 / 20200825_163141</text:p>
      <text:p text:style-name="P9"/>
      <text:p text:style-name="P9">[do] <text:span text:style-name="T2">#_ </text:span></text:p>
      <text:list xml:id="list4776446463898479744" text:style-name="L21">
        <text:list-item>
          <text:p text:style-name="P59"><text:soft-page-break/>REVIEW </text:p>
        </text:list-item>
        <text:list-item>
          <text:p text:style-name="P59">TASK-1</text:p>
          <text:list>
            <text:list-item>
              <text:list>
                <text:list-item>
                  <text:p text:style-name="P59">if ==&gt; 2 conditions met → modify : current order (exec)</text:p>
                </text:list-item>
                <text:list-item>
                  <text:p text:style-name="P59">//next:20200820_122658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CODE</text:p>
                  <text:list>
                    <text:list-item>
                      <text:p text:style-name="P59">comment out </text:p>
                    </text:list-item>
                    <text:list-item>
                      <text:p text:style-name="P59">debug lines</text:p>
                    </text:list-item>
                  </text:list>
                </text:list-item>
                <text:list-item>
                  <text:p text:style-name="P59">TEST</text:p>
                  <text:list>
                    <text:list-item>
                      <text:p text:style-name="P59">compile</text:p>
                    </text:list-item>
                    <text:list-item>
                      <text:p text:style-name="P59">run </text:p>
                      <text:list>
                        <text:list-item>
                          <text:p text:style-name="P59">==&gt; waiting... [20200825_16410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829591624588728505" text:style-name="L22">
        <text:list-item>
          <text:p text:style-name="P60">TASK</text:p>
        </text:list-item>
      </text:list>
      <text:p text:style-name="P9">[further]</text:p>
      <text:p text:style-name="P9"><text:line-break/><text:span text:style-name="T17">[/ XXX] </text:span></text:p>
      <text:p text:style-name="P9"/>
      <text:p text:style-name="P16"/>
      <text:p text:style-name="P9"><text:span text:style-name="T16">6.2_X</text:span>---------------------------------------------------------------------------</text:p>
      <text:p text:style-name="P23">[1] res free# JVEMV6 44#6.2_X / 44. currency / 6. obs / 2. demo result data / 20200825_170320</text:p>
      <text:p text:style-name="P9"/>
      <text:p text:style-name="P9">[do] <text:span text:style-name="T2">#_ </text:span></text:p>
      <text:list xml:id="list1570856184738692784" text:style-name="L23">
        <text:list-item>
          <text:p text:style-name="P61">REVIEW </text:p>
        </text:list-item>
        <text:list-item>
          <text:p text:style-name="P61"><text:soft-page-break/>TASK-1 : prep : list</text:p>
          <text:list>
            <text:list-item>
              <text:p text:style-name="P61">T-1.1</text:p>
              <text:list>
                <text:list-item>
                  <text:p text:style-name="P61">open manual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9">C:\WORKS_2\WS\WS_Others.JVEMV6\JVEMV6\44_currency\10_prog-php\2_tester\tasks-26_manual.odt</text:p>
          </table:table-cell>
        </table:table-row>
        <table:table-row>
          <table:table-cell table:style-name="表13.A2" office:value-type="string">
            <text:p text:style-name="P9"/>
          </table:table-cell>
        </table:table-row>
      </table:table>
      <text:list xml:id="list30794923" text:continue-numbering="true" text:style-name="L23">
        <text:list-item>
          <text:list>
            <text:list-item>
              <text:list>
                <text:list-item>
                  <text:p text:style-name="P61"/>
                </text:list-item>
              </text:list>
            </text:list-item>
          </text:list>
        </text:list-item>
      </text:list>
      <text:p text:style-name="P9">[next]</text:p>
      <text:list xml:id="list9107728402726850065" text:style-name="L24">
        <text:list-item>
          <text:p text:style-name="P62">TASK : continue ==&gt; from manual top line</text:p>
          <text:list>
            <text:list-item>
              <text:p text:style-name="P62">TASKS-27</text:p>
            </text:list-item>
          </text:list>
        </text:list-item>
      </text:list>
      <text:p text:style-name="P9">[further]</text:p>
      <text:p text:style-name="P9"><text:line-break/><text:span text:style-name="T17">[/ XXX] 20200825_171309</text:span></text:p>
      <text:p text:style-name="P9"/>
      <text:p text:style-name="P16"/>
      <text:p text:style-name="P9"><text:span text:style-name="T16">6.2_1</text:span>---------------------------------------------------------------------------</text:p>
      <text:p text:style-name="P23">[2] res free# JVEMV6 44#6.2_X / 44. currency / 6. obs / 2. demo result data / 20200826_150839</text:p>
      <text:p text:style-name="P9"/>
      <text:p text:style-name="P9">[do] <text:span text:style-name="T2">#_ </text:span></text:p>
      <text:list xml:id="list2389021026345956845" text:style-name="L25">
        <text:list-item>
          <text:p text:style-name="P63">REVIEW </text:p>
        </text:list-item>
        <text:list-item>
          <text:p text:style-name="P63">TASK-1 ==&gt; see : tasks-26_manual.odt</text:p>
          <text:list>
            <text:list-item>
              <text:p text:style-name="P63">T-1.1</text:p>
              <text:list>
                <text:list-item>
                  <text:p text:style-name="P63">ref : log_JVE_44_10_2.2.[session-50~].ods // C:\WORKS_2\WS\WS_Others.JVEMV6\JVEMV6\44_currency\10_prog-php\2_tester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3">open ==&gt; odt file</text:p>
            <text:p text:style-name="P3">C:\WORKS_2\WS\WS_Others.JVEMV6\JVEMV6\44_currency\10_prog-php\2_tester\log_JVE_44_6_2.[session-XXX~].ods</text:p>
            <text:p text:style-name="P6">log_JVE_44_6_2.[session-2~].ods</text:p>
          </table:table-cell>
        </table:table-row>
      </table:table>
      <text:list xml:id="list30798066" text:continue-numbering="true" text:style-name="L25">
        <text:list-item>
          <text:p text:style-name="P63">[next]</text:p>
        </text:list-item>
      </text:list>
      <text:list xml:id="list7052699581325243823" text:style-name="L26">
        <text:list-item>
          <text:p text:style-name="P64">TASK : TASKS-42</text:p>
        </text:list-item>
      </text:list>
      <text:p text:style-name="P9">[further]</text:p>
      <text:p text:style-name="P9"><text:line-break/><text:span text:style-name="T17">[/ XXX] 20200826_162336</text:span></text:p>
      <text:p text:style-name="P9"/>
      <text:p text:style-name="P9"><text:span text:style-name="T16">6.2_2</text:span>---------------------------------------------------------------------------</text:p>
      <text:p text:style-name="P23">[3] res free# JVEMV6 44#6.2_X / 44. currency / 6. obs / 2. demo result data / 20200828_105232</text:p>
      <text:p text:style-name="P9"/>
      <text:p text:style-name="P9">[do] <text:span text:style-name="T2">#_ </text:span></text:p>
      <text:list xml:id="list2078761852543318179" text:style-name="L27">
        <text:list-item>
          <text:p text:style-name="P65">REVIEW </text:p>
        </text:list-item>
        <text:list-item>
          <text:p text:style-name="P65">TASK : TASKS-42</text:p>
          <text:list>
            <text:list-item>
              <text:p text:style-name="P65">T-1.1</text:p>
              <text:list>
                <text:list-item>
                  <text:p text:style-name="P65">log_JVE_44_6_2.[session-2~].ods // C:\WORKS_2\WS\WS_Others.JVEMV6\JVEMV6\44_currency\10_prog-php\2_tester</text:p>
                </text:list-item>
              </text:list>
            </text:list-item>
          </text:list>
        </text:list-item>
      </text:list>
      <text:p text:style-name="P9">[next]</text:p>
      <text:list xml:id="list1870879604064414098" text:style-name="L28">
        <text:list-item>
          <text:p text:style-name="P66">TASK : TASKS-44 : add : “BUY” or “SELL”</text:p>
        </text:list-item>
        <text:list-item>
          <text:p text:style-name="P66">TASK : TASKS-43 : trade result list ==&gt; observe</text:p>
          <text:list>
            <text:list-item>
              <text:p text:style-name="P66">8/26, 8/27</text:p>
            </text:list-item>
          </text:list>
        </text:list-item>
      </text:list>
      <text:p text:style-name="P9">[further]</text:p>
      <text:p text:style-name="P9"><text:soft-page-break/></text:p>
      <text:p text:style-name="P13">[/ XXX] 20200828_113917</text:p>
      <text:p text:style-name="P9"/>
      <text:p text:style-name="P16"/>
      <text:p text:style-name="P9"><text:span text:style-name="T16">6.2.4_X</text:span>---------------------------------------------------------------------------</text:p>
      <text:p text:style-name="P23">[4.1] res free# JVEMV6 44#6.2_X / 44. currency / 6. obs / 2. demo result data / 4. prog:add “buy” “sell” / 20200829_103028</text:p>
      <text:p text:style-name="P9"/>
      <text:p text:style-name="P9">[do] <text:span text:style-name="T2">#_ </text:span></text:p>
      <text:list xml:id="list7055102532560731578" text:style-name="L29">
        <text:list-item>
          <text:p text:style-name="P67">REVIEW </text:p>
        </text:list-item>
        <text:list-item>
          <text:p text:style-name="P67"><text:span text:style-name="T2">#_ </text:span>TASK : TASKS-44 : add : “BUY” or “SELL”</text:p>
          <text:list>
            <text:list-item>
              <text:p text:style-name="P67">T-1.1</text:p>
              <text:list>
                <text:list-item>
                  <text:p text:style-name="P67"><text:span text:style-name="T2">#_ </text:span>review : util_3__Gen_Trading_Result_List (FxUtilitiesController)</text:p>
                  <text:list>
                    <text:list-item>
                      <text:p text:style-name="P67">params / from tickets data ==&gt; list of tickets / from report file ==&gt; list of tickets / build : combined list / for-loop : Ticket data file / write to file</text:p>
                    </text:list-item>
                    <text:list-item>
                      <text:p text:style-name="P67">prep : meta info / file : open / … / meta / body / … / source file / </text:p>
                    </text:list-item>
                  </text:list>
                </text:list-item>
                <text:list-item>
                  <text:p text:style-name="P67"><text:span text:style-name="T2">#_ </text:span>review : LibFxAdmin::get_LO_Tickets_From_Tickets_Data_File </text:p>
                  <text:list>
                    <text:list-item>
                      <text:p text:style-name="P67">file : load lines / … / load : lines / lines == filter</text:p>
                    </text:list-item>
                  </text:list>
                </text:list-item>
                <text:list-item>
                  <text:p text:style-name="P67"><text:span text:style-name="T2">#_ </text:span>review : Libfx::get_ListOf_Orders_From_Statement__ListOf_Tokens </text:p>
                  <text:list>
                    <text:list-item>
                      <text:p text:style-name="P67"><text:soft-page-break/>prep : vars / html : parse / … / convert : TRs ==&gt; tokens</text:p>
                    </text:list-item>
                  </text:list>
                </text:list-item>
                <text:list-item>
                  <text:p text:style-name="P67"><text:span text:style-name="T2">#_ </text:span>review : util_3__Gen_Trading_Result_List (continue)</text:p>
                  <text:list>
                    <text:list-item>
                      <text:p text:style-name="P67">//code:20200829_111212</text:p>
                    </text:list-item>
                    <text:list-item>
                      <text:p text:style-name="P67">//test:20200829_112126</text:p>
                    </text:list-item>
                  </text:list>
                </text:list-item>
                <text:list-item>
                  <text:p text:style-name="P67">review : get_ListOf_Orders_From_Statement__ListOf_Tokens</text:p>
                  <text:list>
                    <text:list-item>
                      <text:list>
                        <text:list-item>
                          <text:p text:style-name="P67">//marker:20200829_112857 </text:p>
                        </text:list-item>
                      </text:list>
                    </text:list-item>
                    <text:list-item>
                      <text:p text:style-name="P67"><text:span text:style-name="T2">#_ </text:span>SEG-1 : PROBLEM : “file_get_contents(\DetailedStatement.[a-j,M5].[id=20117143].[20200826_143940].htm) [function.file-get-contents]: failed to open stream: N”</text:p>
                      <text:list>
                        <text:list-item>
                          <text:p text:style-name="P67">TRY : review directory </text:p>
                        </text:list-item>
                        <text:list-item>
                          <text:p text:style-name="P67">TRY : new url :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<text:span text:style-name="T28">http://</text:span></text:a>localhost/Eclipse_Luna/Cake_IFM11/fx_utilities/util_3__Gen_Trading_Result_List?param_Dpath_File_Tickets_Data=C:\Users\iwabuchiken\AppData\Roaming\MetaQuotes\Terminal\34B08C83A5AAE27A4079DE708E60511E\MQL4\Files\Logs\20200825_111429[eap-2.id-1].[AUDJPY-5].dir&amp;param_Fname_File_Tickets_Data=[ea-4_tester-1].(20200825_111429).(tickets-data).log&amp;param_Fname_File_Statement=DetailedStatement.[a-j,M5].[id=20117143].[20200826_143940].htm&amp;param_Dpath_File_Statement=C:\Users\iwabuchiken\AppData\Roaming\MetaQuotes\Terminal\34B08C83A5AAE27A4079DE708E60511E\MQL4\Files\Report_Trades</text:p>
          </table:table-cell>
        </table:table-row>
        <table:table-row>
          <table:table-cell table:style-name="表16.A2" office:value-type="string">
            <text:p text:style-name="P2"/>
          </table:table-cell>
        </table:table-row>
      </table:table>
      <text:list xml:id="list30790882" text:continue-numbering="true"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7">FOUND : FxUtilitiesController ==&gt; “(int) 100 =&gt; 'buy',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7">CODE : //code:20200829_110037</text:p>
                </text:list-item>
                <text:list-item>
                  <text:p text:style-name="P67"><text:soft-page-break/>TEST</text:p>
                  <text:list>
                    <text:list-item>
                      <text:p text:style-name="P67">=&gt; log file : [ea-4_tester-1].(20200507_140530).(combined-data).(XXX).dat</text:p>
                    </text:list-item>
                    <text:list-item>
                      <text:p text:style-name="P67">==&gt; OK</text:p>
                    </text:list-item>
                  </text:list>
                </text:list-item>
                <text:list-item>
                  <text:p text:style-name="P67">SEG-2 : add column names → (combined-data).(XXX).dat</text:p>
                  <text:list>
                    <text:list-item>
                      <text:p text:style-name="P67">CODE : //code:20200829_114700</text:p>
                    </text:list-item>
                    <text:list-item>
                      <text:p text:style-name="P67">TEST ==&gt; OK</text:p>
                      <text:list>
                        <text:list-item>
                          <text:p text:style-name="P67">review : LibFxAdmin::get_Meta_Info_From_Tickets_Data_File</text:p>
                          <text:list>
                            <text:list-item>
                              <text:p text:style-name="P67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">TASK : TASKS-43 : trade result list ==&gt; observe </text:p>
          <text:list>
            <text:list-item>
              <text:p text:style-name="P67">8/26, 8/27</text:p>
            </text:list-item>
          </text:list>
        </text:list-item>
      </text:list>
      <text:p text:style-name="P9"/>
      <text:p text:style-name="P9">[next]</text:p>
      <text:list xml:id="list2104015231929212559" text:style-name="L30">
        <text:list-item>
          <text:p text:style-name="P68">TASK : TASKS-43 : trade result list ==&gt; observe </text:p>
          <text:list>
            <text:list-item>
              <text:p text:style-name="P68">8/26, 8/27</text:p>
            </text:list-item>
          </text:list>
        </text:list-item>
      </text:list>
      <text:p text:style-name="P9">[further]</text:p>
      <text:p text:style-name="P9"><text:line-break/><text:span text:style-name="T17">[/ XXX] 20200829_115228</text:span></text:p>
      <text:p text:style-name="P9"/>
      <text:p text:style-name="P16"/>
      <text:p text:style-name="P9"><text:span text:style-name="T16">6.2.4_4.1</text:span>---------------------------------------------------------------------------</text:p>
      <text:p text:style-name="P23">[5] res free# JVEMV6 44#6.2_X / 44. currency / 6. obs / 2. demo <text:soft-page-break/>result data / 20200830_102433</text:p>
      <text:p text:style-name="P9"/>
      <text:p text:style-name="P9">[do] <text:span text:style-name="T2">#_ </text:span></text:p>
      <text:list xml:id="list6604788333213078971" text:style-name="L31">
        <text:list-item>
          <text:p text:style-name="P69">REVIEW </text:p>
        </text:list-item>
        <text:list-item>
          <text:p text:style-name="P69">TASK-1</text:p>
        </text:list-item>
      </text:list>
      <text:p text:style-name="P9">[next]</text:p>
      <text:list xml:id="list4544886740150458218" text:style-name="L32">
        <text:list-item>
          <text:p text:style-name="P70">TASK<text:span text:style-name="T24"> : TASKS-43 : trade result list ==&gt; observe </text:span></text:p>
          <text:list>
            <text:list-item>
              <text:p text:style-name="P98">8/27</text:p>
            </text:list-item>
          </text:list>
        </text:list-item>
      </text:list>
      <text:p text:style-name="P9">[further]</text:p>
      <text:p text:style-name="P9"><text:line-break/><text:span text:style-name="T17">[/ XXX] </text:span></text:p>
      <text:p text:style-name="P9"/>
      <text:p text:style-name="P16"/>
      <text:p text:style-name="P9"><text:span text:style-name="T16">6.2.4_4.1</text:span>---------------------------------------------------------------------------</text:p>
      <text:p text:style-name="P23">[5] res free# JVEMV6 44#6.2_X / 44. currency / 6. obs / 2. demo result data / 20200831_111124</text:p>
      <text:p text:style-name="P9"/>
      <text:p text:style-name="P9">[do] <text:span text:style-name="T2">#_ </text:span></text:p>
      <text:list xml:id="list8663844431516830571" text:style-name="L33">
        <text:list-item>
          <text:p text:style-name="P71">REVIEW </text:p>
        </text:list-item>
        <text:list-item>
          <text:p text:style-name="P71"><text:span text:style-name="T2">#_ </text:span>TASK<text:span text:style-name="T24"> : TASKS-43 : trade result list ==&gt; observe </text:span></text:p>
          <text:list>
            <text:list-item>
              <text:list>
                <text:list-item>
                  <text:p text:style-name="P99">8/27 : 20200827_050324[eap-2.id-1].[AUDJPY-5].dir</text:p>
                </text:list-item>
              </text:list>
            </text:list-item>
            <text:list-item>
              <text:p text:style-name="P99">==&gt; gen sheet only</text:p>
            </text:list-item>
          </text:list>
        </text:list-item>
        <text:list-item>
          <text:p text:style-name="P99">TASK : TASKS-43 : trade result list ==&gt; gen sheet</text:p>
          <text:list>
            <text:list-item>
              <text:p text:style-name="P99">20200827_181903[eap-2.id-1].[AUDJPY-5].dir</text:p>
            </text:list-item>
            <text:list-item>
              <text:p text:style-name="P99">gen ==&gt; combined list</text:p>
            </text:list-item>
            <text:list-item>
              <text:p text:style-name="P99"><text:soft-page-break/>==&gt; DROP : data not properly gen-ed (tickets data)</text:p>
            </text:list-item>
          </text:list>
        </text:list-item>
      </text:list>
      <text:p text:style-name="P9">[next]</text:p>
      <text:list xml:id="list6506030067835664774" text:style-name="L34">
        <text:list-item>
          <text:p text:style-name="P72">TASK : TASKS-43 : observe</text:p>
          <text:list>
            <text:list-item>
              <text:p text:style-name="P72">log_JVE_44_6_2.[session-2~].ods / sheet : 2 / [ea-4_tester-1].(20200825_111429).(tickets-data).log</text:p>
            </text:list-item>
            <text:list-item>
              <text:p text:style-name="P72">log_JVE_44_6_2.[session-2~].ods / sheet : 3 / [ea-4_tester-1].(20200826_114239).(tickets-data).log</text:p>
            </text:list-item>
            <text:list-item>
              <text:p text:style-name="P72">log_JVE_44_6_2.[session-2~].ods / sheet : 4 / [ea-4_tester-1].(20200827_050324).(tickets-data).log</text:p>
            </text:list-item>
          </text:list>
        </text:list-item>
      </text:list>
      <text:p text:style-name="P9">[further]</text:p>
      <text:p text:style-name="P9"><text:line-break/><text:span text:style-name="T17">[/ XXX] 20200831_121132</text:span></text:p>
      <text:p text:style-name="P9"/>
      <text:p text:style-name="P16"/>
      <text:p text:style-name="P9"><text:span text:style-name="T16">6.2.4_5</text:span>---------------------------------------------------------------------------</text:p>
      <text:p text:style-name="P23">[6] res free# JVEMV6 44#6.2_X / 44. currency / 6. obs / 2. demo result data / 20200901_131053</text:p>
      <text:p text:style-name="P9"/>
      <text:p text:style-name="P9">[do] <text:span text:style-name="T2">#_ </text:span></text:p>
      <text:list xml:id="list4590702542945630211" text:style-name="L35">
        <text:list-item>
          <text:p text:style-name="P73">REVIEW </text:p>
        </text:list-item>
        <text:list-item>
          <text:p text:style-name="P73">TASK-1</text:p>
          <text:list>
            <text:list-item>
              <text:p text:style-name="P73">sheet</text:p>
            </text:list-item>
          </text:list>
        </text:list-item>
      </text:list>
      <text:p text:style-name="P9">[next]</text:p>
      <text:list xml:id="list5069807615424845130" text:style-name="L36">
        <text:list-item>
          <text:p text:style-name="P74">TASK : TASKS-45</text:p>
          <text:list>
            <text:list-item>
              <text:p text:style-name="P74">starting location ==&gt; search</text:p>
            </text:list-item>
            <text:list-item>
              <text:p text:style-name="P74"><text:soft-page-break/>session id ==&gt; 7.1, 7.2,...</text:p>
            </text:list-item>
          </text:list>
        </text:list-item>
      </text:list>
      <text:p text:style-name="P9">[further]</text:p>
      <text:p text:style-name="P9"><text:line-break/><text:span text:style-name="T17">[/ XXX] 20200901_140905</text:span></text:p>
      <text:p text:style-name="P9"/>
      <text:p text:style-name="P16"/>
      <text:p text:style-name="P9"><text:span text:style-name="T16">6.2.4_6</text:span>---------------------------------------------------------------------------</text:p>
      <text:p text:style-name="P23">[7.1] res free# JVEMV6 44#6.2_X / 44. currency / 6. obs / 2. demo result data / 7. add id account / 20200902_130922</text:p>
      <text:p text:style-name="P9"/>
      <text:p text:style-name="P9">[do] <text:span text:style-name="T2">#_ </text:span></text:p>
      <text:list xml:id="list1263918780474121287" text:style-name="L37">
        <text:list-item>
          <text:p text:style-name="P75">REVIEW </text:p>
        </text:list-item>
        <text:list-item>
          <text:p text:style-name="P75">TASK : TASKS-45</text:p>
          <text:list>
            <text:list-item>
              <text:list>
                <text:list-item>
                  <text:p text:style-name="P75">starting location ==&gt; search</text:p>
                </text:list-item>
              </text:list>
            </text:list-item>
            <text:list-item>
              <text:p text:style-name="P75">T-1.1</text:p>
              <text:list>
                <text:list-item>
                  <text:p text:style-name="P75">CODE : //code:20200902_131317</text:p>
                  <text:list>
                    <text:list-item>
                      <text:p text:style-name="P75">ref : Libfx::get_ListOf_Orders_From_Statement__ListOf_Tokens</text:p>
                    </text:list-item>
                    <text:list-item>
                      <text:p text:style-name="P75">new FUNC : Libfx::get_Account_Id_From_Statement__ListOf_Tokens</text:p>
                      <text:list>
                        <text:list-item>
                          <text:p text:style-name="P75">DUP</text:p>
                        </text:list-item>
                      </text:list>
                    </text:list-item>
                  </text:list>
                </text:list-item>
                <text:list-item>
                  <text:p text:style-name="P75">TEST </text:p>
                  <text:list>
                    <text:list-item>
                      <text:p text:style-name="P75">comment out</text:p>
                      <text:list>
                        <text:list-item>
                          <text:p text:style-name="P75"><text:soft-page-break/>//debug:20200902_133409</text:p>
                        </text:list-item>
                        <text:list-item>
                          <text:p text:style-name="P75">//debug:20200902_133713</text:p>
                        </text:list-item>
                      </text:list>
                    </text:list-item>
                    <text:list-item>
                      <text:p text:style-name="P75">debug return ==&gt; //debug:20200902_133455</text:p>
                    </text:list-item>
                    <text:list-item>
                      <text:p text:style-name="P75">===&gt; OK</text:p>
                    </text:list-item>
                  </text:list>
                </text:list-item>
                <text:list-item>
                  <text:p text:style-name="P75">POST-TEST</text:p>
                  <text:list>
                    <text:list-item>
                      <text:p text:style-name="P75">comment in</text:p>
                      <text:list>
                        <text:list-item>
                          <text:p text:style-name="P75"><text:span text:style-name="T2">#_ </text:span>//debug:20200902_133409</text:p>
                        </text:list-item>
                        <text:list-item>
                          <text:p text:style-name="P75"><text:span text:style-name="T2">#_ </text:span>//debug:20200902_133713 </text:p>
                        </text:list-item>
                      </text:list>
                    </text:list-item>
                    <text:list-item>
                      <text:p text:style-name="P75">comment out</text:p>
                      <text:list>
                        <text:list-item>
                          <text:p text:style-name="P75"><text:span text:style-name="T2">#_ </text:span>//debug:20200902_13345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5">T-1.2 : write to log ==&gt; acc<text:span text:style-name="T24">ount id</text:span></text:p>
              <text:list>
                <text:list-item>
                  <text:p text:style-name="P75">CODE : //code:20200902_135521 </text:p>
                </text:list-item>
                <text:list-item>
                  <text:p text:style-name="P75">TEST</text:p>
                  <text:list>
                    <text:list-item>
                      <text:p text:style-name="P75">==&gt; C:\Users\iwabuchiken\AppData\Roaming\MetaQuotes\Terminal\34B08C83A5AAE27A4079DE708E60511E\MQL4\Files\Logs\20200831_110825[eap-2.id-1].[AUDJPY-5].dir\[ea-4_tester-1].(20200507_140530).(combined-data).(20200902_135547_975877).dat</text:p>
                    </text:list-item>
                    <text:list-item>
                      <text:p text:style-name="P7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 </text:p>
      <text:list xml:id="list346656135417224539" text:style-name="L38">
        <text:list-item>
          <text:p text:style-name="P76">TASK : session-7 (this) ==&gt; COMP</text:p>
        </text:list-item>
        <text:list-item>
          <text:p text:style-name="P76">TASK : continue → gen combined list : </text:p>
          <text:list>
            <text:list-item>
              <text:p text:style-name="P76">20200828_083759[eap-2.id-1].[AUDJPY-5].dir<text:tab/>note</text:p>
            </text:list-item>
            <text:list-item>
              <text:p text:style-name="P76">20200831_120104[eap-2.id-1].[AUDJPY-5].dir<text:tab/>desktop</text:p>
            </text:list-item>
            <text:list-item>
              <text:p text:style-name="P76">20200901_093932[eap-2.id-1].[AUDJPY-5].dir<text:tab/>desktop, <text:soft-page-break/>statemet → not yet</text:p>
            </text:list-item>
            <text:list-item>
              <text:p text:style-name="P76">20200901_XXXX<text:tab/>note</text:p>
            </text:list-item>
          </text:list>
        </text:list-item>
      </text:list>
      <text:p text:style-name="P9">[further]</text:p>
      <text:p text:style-name="P9"><text:line-break/><text:span text:style-name="T17">[/ XXX] 20200902_140826</text:span></text:p>
      <text:p text:style-name="P9"/>
      <text:p text:style-name="P16"/>
      <text:p text:style-name="P9"><text:span text:style-name="T16">6.2.4_7.1</text:span>---------------------------------------------------------------------------</text:p>
      <text:p text:style-name="P23">[8] res free# JVEMV6 44#6.2_X / 44. currency / 6. obs / 2. demo result data / 20200903_111321</text:p>
      <text:p text:style-name="P9"/>
      <text:p text:style-name="P9">[do] <text:span text:style-name="T2">#_ </text:span></text:p>
      <text:list xml:id="list8132382657148840903" text:style-name="L39">
        <text:list-item>
          <text:p text:style-name="P77">REVIEW </text:p>
        </text:list-item>
        <text:list-item>
          <text:p text:style-name="P77">TASK : continue → gen combined list : </text:p>
          <text:list>
            <text:list-item>
              <text:list>
                <text:list-item>
                  <text:p text:style-name="P77"><text:span text:style-name="T2">#_ </text:span>20200828_083759[eap-2.id-1].[AUDJPY-5].dir<text:tab/>note</text:p>
                </text:list-item>
                <text:list-item>
                  <text:p text:style-name="P104">20200831_120104[eap-2.id-1].[AUDJPY-5].dir<text:tab/>desktop</text:p>
                </text:list-item>
                <text:list-item>
                  <text:p text:style-name="P104">20200901_093932[eap-2.id-1].[AUDJPY-5].dir<text:tab/>desktop, statemet → not yet</text:p>
                </text:list-item>
                <text:list-item>
                  <text:p text:style-name="P104">20200901_XXXX<text:tab/>note</text:p>
                </text:list-item>
              </text:list>
            </text:list-item>
            <text:list-item>
              <text:p text:style-name="P77"><text:span text:style-name="T2">#_ </text:span>T-1.1 : 20200828_083759[eap-2.id-1].[AUDJPY-5].dir<text:tab/>note </text:p>
            </text:list-item>
          </text:list>
        </text:list-item>
      </text:list>
      <text:p text:style-name="P9"/>
      <text:p text:style-name="P9">[next]</text:p>
      <text:list xml:id="list8633273245335358297" text:style-name="L40">
        <text:list-item>
          <text:p text:style-name="P78">TASK : continue → gen combined list : </text:p>
          <text:list>
            <text:list-item>
              <text:list>
                <text:list-item>
                  <text:p text:style-name="P78"><text:soft-page-break/>20200831_120104[eap-2.id-1].[AUDJPY-5].dir<text:tab/>desktop</text:p>
                </text:list-item>
                <text:list-item>
                  <text:p text:style-name="P78">20200901_093932[eap-2.id-1].[AUDJPY-5].dir<text:tab/>desktop, statemet → not yet</text:p>
                </text:list-item>
                <text:list-item>
                  <text:p text:style-name="P78">20200901_XXXX<text:tab/>note</text:p>
                </text:list-item>
              </text:list>
            </text:list-item>
          </text:list>
        </text:list-item>
        <text:list-item>
          <text:p text:style-name="P78">TASK : observation</text:p>
          <text:list>
            <text:list-item>
              <text:p text:style-name="P78">like this time, again, ==&gt; micro comparison</text:p>
            </text:list-item>
          </text:list>
        </text:list-item>
      </text:list>
      <text:p text:style-name="P9">[further]</text:p>
      <text:p text:style-name="P9"><text:line-break/><text:span text:style-name="T17">[/ XXX] </text:span></text:p>
      <text:p text:style-name="P9"/>
      <text:p text:style-name="P16"/>
      <text:p text:style-name="P9"><text:span text:style-name="T16">6.2.4_8</text:span>---------------------------------------------------------------------------</text:p>
      <text:p text:style-name="P23">[9] res free# JVEMV6 44#6.2_X / 44. currency / 6. obs / 2. demo result data / 20200904_105836</text:p>
      <text:p text:style-name="P9"/>
      <text:p text:style-name="P9">[do] <text:span text:style-name="T2">#_ </text:span></text:p>
      <text:list xml:id="list8863126957680879247" text:style-name="L41">
        <text:list-item>
          <text:p text:style-name="P79">REVIEW </text:p>
        </text:list-item>
        <text:list-item>
          <text:p text:style-name="P79">TASK : continue → gen combined list : </text:p>
          <text:list>
            <text:list-item>
              <text:list>
                <text:list-item>
                  <text:p text:style-name="P79"><text:span text:style-name="T2">#_ </text:span>20200831_120104[eap-2.id-1].[AUDJPY-5].dir<text:tab/>desktop</text:p>
                </text:list-item>
                <text:list-item>
                  <text:p text:style-name="P79"><text:span text:style-name="T2">#_ </text:span>20200901_093932[eap-2.id-1].[AUDJPY-5].dir<text:tab/>desktop, statemet → not yet</text:p>
                </text:list-item>
                <text:list-item>
                  <text:p text:style-name="P105">20200901_XXXX<text:tab/>note</text:p>
                </text:list-item>
              </text:list>
            </text:list-item>
            <text:list-item>
              <text:p text:style-name="P79"><text:span text:style-name="T2">#_ </text:span>T-1.1 : 20200831_120104[eap-2.id-1].[AUDJPY-5].dir<text:soft-page-break/><text:tab/>desktop </text:p>
            </text:list-item>
            <text:list-item>
              <text:p text:style-name="P79"><text:span text:style-name="T2">#_ </text:span>T-1.2 : 20200901_093932[eap-2.id-1].[AUDJPY-5].dir desktop, statemet → not yet</text:p>
              <text:list>
                <text:list-item>
                  <text:p text:style-name="P79"/>
                </text:list-item>
              </text:list>
            </text:list-item>
          </text:list>
        </text:list-item>
        <text:list-item>
          <text:p text:style-name="P79">TASK : observation</text:p>
          <text:list>
            <text:list-item>
              <text:p text:style-name="P79">like this time, again, ==&gt; micro comparison</text:p>
            </text:list-item>
          </text:list>
        </text:list-item>
      </text:list>
      <text:p text:style-name="P9">[next]</text:p>
      <text:list xml:id="list7748700459070187852" text:style-name="L42">
        <text:list-item>
          <text:p text:style-name="P80">TASK : 20200901_XXXX<text:tab/><text:tab/>note</text:p>
        </text:list-item>
      </text:list>
      <text:p text:style-name="P9">[further]</text:p>
      <text:p text:style-name="P9"><text:line-break/><text:span text:style-name="T17">[/ XXX] </text:span></text:p>
      <text:p text:style-name="P9"/>
      <text:p text:style-name="P16"/>
      <text:p text:style-name="P9"><text:span text:style-name="T16">6.2.4_9</text:span>---------------------------------------------------------------------------</text:p>
      <text:p text:style-name="P23">[10] res free# JVEMV6 44#6.2_X / 44. currency / 6. obs / 2. demo result data / 20200905_160427</text:p>
      <text:p text:style-name="P9"/>
      <text:p text:style-name="P9">[do] <text:span text:style-name="T2">#_ </text:span></text:p>
      <text:list xml:id="list3003235202376184079" text:style-name="L43">
        <text:list-item>
          <text:p text:style-name="P81">REVIEW </text:p>
        </text:list-item>
        <text:list-item>
          <text:p text:style-name="P81"><text:span text:style-name="T2">#_ </text:span>TASK : 20200901_XXXX<text:tab/><text:tab/>note </text:p>
        </text:list-item>
        <text:list-item>
          <text:p text:style-name="P81"><text:span text:style-name="T2">#_ </text:span>TASK-2 : [ea-6_tester-1].(20200903_093913).(tickets-data).log</text:p>
        </text:list-item>
      </text:list>
      <text:p text:style-name="P9">[next]</text:p>
      <text:list xml:id="list3327546743300731842" text:style-name="L44">
        <text:list-item>
          <text:p text:style-name="P82">TASK</text:p>
          <text:list>
            <text:list-item>
              <text:p text:style-name="P82">desktop ==&gt; 20200904_094034[eap-2.id-1].[AUDJPY-5].dir</text:p>
            </text:list-item>
            <text:list-item>
              <text:p text:style-name="P82"><text:soft-page-break/>note ==&gt; 0901 ~</text:p>
            </text:list-item>
          </text:list>
        </text:list-item>
      </text:list>
      <text:p text:style-name="P9">[further]</text:p>
      <text:p text:style-name="P20"><text:line-break/><text:span text:style-name="T17">[/ XXX] 20200905_165335</text:span></text:p>
      <text:p text:style-name="P9"/>
      <text:p text:style-name="P16"/>
      <text:p text:style-name="P9"><text:span text:style-name="T16">6.2.4_10</text:span>---------------------------------------------------------------------------</text:p>
      <text:p text:style-name="P23">[11] res free# JVEMV6 44#6.2_X / 44. currency / 6. obs / 2. demo result data / 20200906_101913</text:p>
      <text:p text:style-name="P9"/>
      <text:p text:style-name="P9">[do] <text:span text:style-name="T2">#_ </text:span></text:p>
      <text:list xml:id="list1351136588340305333" text:style-name="L45">
        <text:list-item>
          <text:p text:style-name="P83">REVIEW </text:p>
        </text:list-item>
        <text:list-item>
          <text:p text:style-name="P83">TASK-1</text:p>
          <text:list>
            <text:list-item>
              <text:list>
                <text:list-item>
                  <text:p text:style-name="P83">desktop ==&gt; 20200904_094034[eap-2.id-1].[AUDJPY-5].dir</text:p>
                </text:list-item>
                <text:list-item>
                  <text:p text:style-name="P83">note ==&gt; 0901 ~</text:p>
                </text:list-item>
              </text:list>
            </text:list-item>
            <text:list-item>
              <text:p text:style-name="P83"><text:span text:style-name="T2">#_ </text:span>T-1.1 : 20200904_094034[eap-2.id-1].[AUDJPY-5].dir</text:p>
            </text:list-item>
            <text:list-item>
              <text:p text:style-name="P83"><text:span text:style-name="T2">#_ </text:span>T-1.2 : 20200904_214909[eap-2.id-1].[USDJPY-5].dir</text:p>
            </text:list-item>
          </text:list>
        </text:list-item>
      </text:list>
      <text:p text:style-name="P9"/>
      <text:p text:style-name="P9">[next]</text:p>
      <text:list xml:id="list681857407009259081" text:style-name="L46">
        <text:list-item>
          <text:p text:style-name="P84">TASK : C:\Users\iwabuchiken\AppData\Roaming\MetaQuotes\Terminal\34B08C83A5AAE27A4079DE708E60511E\MQL4\Files\Logs</text:p>
          <text:list>
            <text:list-item>
              <text:p text:style-name="P84">20200901_093752[eap-2.id-1].[AUDJPY-5].dir</text:p>
            </text:list-item>
            <text:list-item>
              <text:p text:style-name="P84">20200902_101208[eap-2.id-1].[AUDJPY-5].dir</text:p>
            </text:list-item>
            <text:list-item>
              <text:p text:style-name="P84"><text:soft-page-break/>20200903_093746[eap-2.id-1].[AUDJPY-5].dir</text:p>
            </text:list-item>
            <text:list-item>
              <text:p text:style-name="P84">20200904_094441[eap-2.id-1].[AUDJPY-5].dir</text:p>
            </text:list-item>
            <text:list-item>
              <text:p text:style-name="P84">20200904_221423[eap-2.id-1].[USDJPY-5].dir</text:p>
            </text:list-item>
          </text:list>
        </text:list-item>
        <text:list-item>
          <text:p text:style-name="P84">TASK-2 : TASKS-46</text:p>
        </text:list-item>
      </text:list>
      <text:p text:style-name="P9">[further]</text:p>
      <text:p text:style-name="P9"><text:line-break/><text:span text:style-name="T17">[/ XXX] </text:span></text:p>
      <text:p text:style-name="P9"/>
      <text:p text:style-name="P16"/>
      <text:p text:style-name="P9"><text:span text:style-name="T16">6.2.4_11</text:span>---------------------------------------------------------------------------</text:p>
      <text:p text:style-name="P23">[12] res free# JVEMV6 44#6.2_X / 44. currency / 6. obs / 2. demo result data / 20200907_165056</text:p>
      <text:p text:style-name="P9"/>
      <text:p text:style-name="P9">[do] <text:span text:style-name="T2">#_ </text:span></text:p>
      <text:list xml:id="list3839696559614901338" text:style-name="L47">
        <text:list-item>
          <text:p text:style-name="P85">REVIEW </text:p>
        </text:list-item>
        <text:list-item>
          <text:p text:style-name="P85">TASK : C:\Users\iwabuchiken\AppData\Roaming\MetaQuotes\Terminal\34B08C83A5AAE27A4079DE708E60511E\MQL4\Files\Logs</text:p>
          <text:list>
            <text:list-item>
              <text:list>
                <text:list-item>
                  <text:p text:style-name="P85">20200901_093752[eap-2.id-1].[AUDJPY-5].dir</text:p>
                </text:list-item>
                <text:list-item>
                  <text:p text:style-name="P106">20200902_101208[eap-2.id-1].[AUDJPY-5].dir</text:p>
                </text:list-item>
                <text:list-item>
                  <text:p text:style-name="P106">20200903_093746[eap-2.id-1].[AUDJPY-5].dir</text:p>
                </text:list-item>
                <text:list-item>
                  <text:p text:style-name="P106">20200904_094441[eap-2.id-1].[AUDJPY-5].dir</text:p>
                </text:list-item>
                <text:list-item>
                  <text:p text:style-name="P106">20200904_221423[eap-2.id-1].[USDJPY-5].dir</text:p>
                </text:list-item>
              </text:list>
            </text:list-item>
            <text:list-item>
              <text:p text:style-name="P85">T-1.1 : 20200901_093752[eap-2.id-1].[AUDJPY-5].dir</text:p>
              <text:list>
                <text:list-item>
                  <text:p text:style-name="P85"/>
                </text:list-item>
              </text:list>
            </text:list-item>
          </text:list>
        </text:list-item>
        <text:list-item>
          <text:p text:style-name="P85"><text:soft-page-break/>TASK-2 : TASKS-46</text:p>
        </text:list-item>
      </text:list>
      <text:p text:style-name="P9">[next]</text:p>
      <text:list xml:id="list4205914507953090832" text:style-name="L48">
        <text:list-item>
          <text:p text:style-name="P86">TASK : TASKS-26 (==&gt; the task code)</text:p>
          <text:list>
            <text:list-item>
              <text:list>
                <text:list-item>
                  <text:p text:style-name="P86">20200902_101208[eap-2.id-1].[AUDJPY-5].dir</text:p>
                </text:list-item>
                <text:list-item>
                  <text:p text:style-name="P86">20200903_093746[eap-2.id-1].[AUDJPY-5].dir</text:p>
                </text:list-item>
                <text:list-item>
                  <text:p text:style-name="P86">20200904_094441[eap-2.id-1].[AUDJPY-5].dir</text:p>
                </text:list-item>
                <text:list-item>
                  <text:p text:style-name="P86">20200904_221423[eap-2.id-1].[USDJPY-5].dir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7">[/ XXX] </text:span></text:p>
      <text:p text:style-name="P9"/>
      <text:p text:style-name="P107"><text:span text:style-name="T13"/></text:p>
      <text:p text:style-name="P107"><text:span text:style-name="T9">12.3_X</text:span><text:span text:style-name="T7">---------------------------------------------------------------------------</text:span></text:p>
      <text:p text:style-name="P23"><text:span text:style-name="T9">[1] res free# JVEMV6 44#12.3_X / 44. currency / 12. admin / 3. setup one more mt4 in note-pc / 20200908_100026</text:span></text:p>
      <text:p text:style-name="P107"><text:span text:style-name="T8"/></text:p>
      <text:p text:style-name="P9">[do] <text:span text:style-name="T2">#_ </text:span></text:p>
      <text:list xml:id="list503550270675709624" text:style-name="L49">
        <text:list-item>
          <text:p text:style-name="P87">REVIEW </text:p>
        </text:list-item>
        <text:list-item>
          <text:p text:style-name="P87">TASK-1 : TASKS-47</text:p>
          <text:list>
            <text:list-item>
              <text:list>
                <text:list-item>
                  <text:p text:style-name="P87">ref : C:\WORKS_2\shortcuts_docs\log_[20200907_132736].[fx_use-other-terminal].txt</text:p>
                </text:list-item>
              </text:list>
            </text:list-item>
          </text:list>
        </text:list-item>
      </text:list>
      <text:p text:style-name="P9">[next]</text:p>
      <text:list xml:id="list1554126651605963228" text:style-name="L59">
        <text:list-item>
          <text:p text:style-name="P92">TASK</text:p>
        </text:list-item>
      </text:list>
      <text:p text:style-name="P9">[further]</text:p>
      <text:p text:style-name="P9"><text:soft-page-break/><text:span text:style-name="T8"><text:line-break/></text:span><text:span text:style-name="T18">[/ XXX] 20200908_105620</text:span></text:p>
      <text:p text:style-name="P107"><text:span text:style-name="T8"/></text:p>
      <text:p text:style-name="P107"><text:span text:style-name="T13">@@@</text:span></text:p>
      <text:p text:style-name="P107"><text:span text:style-name="T8"/></text:p>
      <text:p text:style-name="P107"><text:span text:style-name="T9">6.2.4_12</text:span><text:span text:style-name="T7">---------------------------------------------------------------------------</text:span></text:p>
      <text:p text:style-name="P23">[13] res free# JVEMV6 44#6.2_X / 44. currency / 6. obs / 2. demo result data / XXX</text:p>
      <text:p text:style-name="P9"/>
      <text:p text:style-name="P9">[do] <text:span text:style-name="T2">#_ </text:span></text:p>
      <text:list xml:id="list3028165913569583765" text:style-name="L60">
        <text:list-item>
          <text:p text:style-name="P93">REVIEW </text:p>
        </text:list-item>
        <text:list-item>
          <text:p text:style-name="P93">TASK-1</text:p>
        </text:list-item>
      </text:list>
      <text:p text:style-name="P9">[next]</text:p>
      <text:list xml:id="list4826538672939910358" text:style-name="L50">
        <text:list-item>
          <text:p text:style-name="P88">TASK</text:p>
        </text:list-item>
      </text:list>
      <text:p text:style-name="P9">[further]</text:p>
      <text:p text:style-name="P9"><text:line-break/><text:span text:style-name="T17">[/ XXX] </text:span></text:p>
      <text:p text:style-name="P9"/>
      <text:p text:style-name="P9"/>
      <text:p text:style-name="P9"/>
      <text:p text:style-name="P9">------------------------------------------------ [TEMPLATE] 20191224_144528</text:p>
      <text:p text:style-name="P9"><text:span text:style-name="T16">XX</text:span>---------------------------------------------------------------------------</text:p>
      <text:p text:style-name="P23">res free# JVEMV6 44#10.2_XX / 44. currency / 10. prog-php / 2. tester / <text:s/>XXXX</text:p>
      <text:p text:style-name="P23"><text:soft-page-break/></text:p>
      <text:p text:style-name="P9">[do] <text:span text:style-name="T2">#_ </text:span></text:p>
      <text:list xml:id="list30793043" text:continue-list="list2078761852543318179" text:style-name="L27">
        <text:list-item>
          <text:p text:style-name="P65">REVIEW </text:p>
        </text:list-item>
        <text:list-item>
          <text:p text:style-name="P65">TASK-1</text:p>
        </text:list-item>
      </text:list>
      <text:p text:style-name="P9">[next]</text:p>
      <text:list xml:id="list2519367183463863405" text:style-name="L51">
        <text:list-item>
          <text:p text:style-name="P89">TASK</text:p>
        </text:list-item>
      </text:list>
      <text:p text:style-name="P9">[further]</text:p>
      <text:p text:style-name="P20"><text:line-break/><text:span text:style-name="T17">[/ XXX] </text:span></text:p>
      <text:p text:style-name="P29"/>
      <text:p text:style-name="P29"/>
      <text:p text:style-name="P29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------------------------------------------------------- [STEPS : start] 20191224_114459</text:p>
      <text:list xml:id="list3152131536053863527" text:style-name="L52">
        <text:list-item>
          <text:p text:style-name="P9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0800981" text:continue-numbering="true" text:style-name="L52">
        <text:list-item>
          <text:p text:style-name="P90"/>
        </text:list-item>
      </text:list>
      <text:p text:style-name="P9">/ ------------------------------------------------------- [STEPS : start] <text:soft-page-break/>20191224_114459 /</text:p>
      <text:p text:style-name="P9"/>
      <text:p text:style-name="P9">------------------------------------------------------- [STEPS : closing] 20191220_142139</text:p>
      <text:list xml:id="list1316126641689682389" text:style-name="L53">
        <text:list-item>
          <text:p text:style-name="P35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7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1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650622273282810295" text:style-name="L54">
              <text:list-item>
                <text:p text:style-name="P111">M – w &gt; a (new window)</text:p>
              </text:list-item>
              <text:list-item>
                <text:p text:style-name="P111">doc 2 : select → session number</text:p>
              </text:list-item>
              <text:list-item>
                <text:p text:style-name="P111">doc 1</text:p>
                <text:list>
                  <text:list-item>
                    <text:p text:style-name="P111">DUP → template</text:p>
                  </text:list-item>
                  <text:list-item>
                    <text:p text:style-name="P111">session num → paste</text:p>
                  </text:list-item>
                  <text:list-item>
                    <text:p text:style-name="P111">datetime ==&gt; change to “XXX”</text:p>
                  </text:list-item>
                  <text:list-item>
                    <text:p text:style-name="P111">session num → update</text:p>
                  </text:list-item>
                </text:list>
              </text:list-item>
              <text:list-item>
                <text:p text:style-name="P111">doc 2 : select → session string</text:p>
              </text:list-item>
              <text:list-item>
                <text:p text:style-name="P115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7"><text:s/>git</text:p>
            <text:list xml:id="list2464195849564448758" text:style-name="L55">
              <text:list-item>
                <text:p text:style-name="P112">commit</text:p>
                <text:list>
                  <text:list-item>
                    <text:p text:style-name="P112">jve</text:p>
                  </text:list-item>
                  <text:list-item>
                    <text:p text:style-name="P112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4">###</text:p>
          </table:table-cell>
          <table:covered-table-cell/>
        </table:table-row>
        <table:table-row>
          <table:table-cell table:style-name="表5.A6" office:value-type="float" office:value="1">
            <text:p text:style-name="P33">1</text:p>
          </table:table-cell>
          <table:table-cell table:style-name="表5.A3" office:value-type="string">
            <text:p text:style-name="P116"><office:annotation office:name="__Annotation__8900_5646382082"><dc:creator>iwabuchi ken</dc:creator><dc:date>2020-06-18T17:30:51.65</dc:date><text:p text:style-name="P117"><text:span text:style-name="T30">https://stackoverflow.com/questions/357315/get-list-of-passed-arguments-in-windows-batch-script-bat</text:span></text:p></office:annotation><text:span text:style-name="T23">C:</text:span><office:annotation-end office:name="__Annotation__8900_5646382082"/><text:span text:style-name="T23">\WORKS_2\WS\WS_Others.JVEMV6\JVEMV6\44_currency\10_prog-php\2_tester\end_all_cake.bat (comp)</text:span><text:span text:style-name="T27"> <text:s text:c="3"/></text:span><text:s text:c="11"/><text:span text:style-name="T6">[1] res free# JVEMV6 44#12.3_X / 44. currency / 12. admin / 3. setup one more mt4 in note-pc / 20200908_100026</text:span></text:p>
          </table:table-cell>
        </table:table-row>
        <table:table-row>
          <table:table-cell table:style-name="表5.A6" office:value-type="float" office:value="2">
            <text:p text:style-name="P32">2</text:p>
          </table:table-cell>
          <table:table-cell table:style-name="表5.A3" office:value-type="string">
            <text:p text:style-name="P32"><office:annotation office:name="__Annotation__8900_56463820813"><dc:creator>iwabuchi ken</dc:creator><dc:date>2020-06-18T17:30:51.73</dc:date><text:p text:style-name="P117"><text:span text:style-name="T30">https://stackoverflow.com/questions/357315/get-list-of-passed-arguments-in-windows-batch-script-bat</text:span></text:p></office:annotation><text:span text:style-name="T23">C:</text:span><office:annotation-end office:name="__Annotation__8900_56463820813"/><text:span text:style-name="T23">\WORKS_2\WS\WS_Others.JVEMV6\JVEMV6\44_currency\10_prog-php\2_tester\end_all_mt4.bat <text:s text:c="55"/></text:span><text:span text:style-name="T6">[1] res free# JVEMV6 44#12.3_X / 44. currency / 12. admin / 3. setup one more mt4 in note-pc / 20200908_100026</text:span></text:p>
          </table:table-cell>
        </table:table-row>
        <table:table-row>
          <table:table-cell table:style-name="表5.A6" office:value-type="float" office:value="3">
            <text:p text:style-name="P32">3</text:p>
          </table:table-cell>
          <table:table-cell table:style-name="表5.A3" office:value-type="string">
            <text:p text:style-name="P32"><office:annotation office:name="__Annotation__8900_564638208111"><dc:creator>iwabuchi ken</dc:creator><dc:date>2020-06-18T17:30:51.75</dc:date><text:p text:style-name="P117"><text:span text:style-name="T30">https://stackoverflow.com/questions/357315/get-list-of-passed-arguments-in-windows-batch-script-bat</text:span></text:p></office:annotation><text:span text:style-name="T20">C:</text:span><office:annotation-end office:name="__Annotation__8900_564638208111"/><text:span text:style-name="T20">\WORKS_2\WS\WS_Others.JVEMV6\JVEMV6\44_currency\10_prog-php\2_tester\end_all_jve.bat</text:span> <text:span text:style-name="T6">[1] res free# JVEMV6 44#12.3_X / 44. currency / 12. admin / 3. setup one more mt4 in note-pc / </text:span><text:soft-page-break/><text:span text:style-name="T6">20200908_100026</text:span></text:p>
          </table:table-cell>
        </table:table-row>
        <table:table-row>
          <table:table-cell table:style-name="表5.A6" office:value-type="float" office:value="4">
            <text:p text:style-name="P32">4</text:p>
          </table:table-cell>
          <table:table-cell table:style-name="表5.A3" office:value-type="string">
            <text:p text:style-name="P32"><office:annotation office:name="__Annotation__8900_564638208121"><dc:creator>iwabuchi ken</dc:creator><dc:date>2020-06-18T17:30:51.75</dc:date><text:p text:style-name="P117"><text:span text:style-name="T30">https://stackoverflow.com/questions/357315/get-list-of-passed-arguments-in-windows-batch-script-bat</text:span></text:p></office:annotation><text:span text:style-name="T20">C:</text:span><office:annotation-end office:name="__Annotation__8900_564638208121"/><text:span text:style-name="T20">\WORKS_2\WS\WS_Others.JVEMV6\JVEMV6\44_currency\10_prog-php\2_tester\end_all_apps.bat</text:span> <text:span text:style-name="T6">[1] res free# JVEMV6 44#12.3_X / 44. currency / 12. admin / 3. setup one more mt4 in note-pc / 20200908_100026</text:span></text:p>
          </table:table-cell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7962169406928690447" text:style-name="L56">
              <text:list-item>
                <text:p text:style-name="P113">doc 1 : select → git push, echo</text:p>
              </text:list-item>
              <text:list-item>
                <text:p text:style-name="P113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5"><text:span text:style-name="T11">C:\WORKS_2\WS\WS_Others.JVEMV6\JVEMV6\37_miscs\12_programmin</text:span><text:span text:style-name="T11">g\3_fx-log-file\end_apps.bat &amp;&amp; echo.&gt;&gt; </text:span><text:span text:style-name="T11">C:\WORKS_2\shortcuts_docs\start_log_JVE_44_10_2.[fx-php-</text:span><text:span text:style-name="T11">tester].bat &amp;&amp; </text:span><text:span text:style-name="T15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oj &amp;&amp; git add -A &amp;&amp; git commit -m ^"<text:span text:style-name="T12">[21] res free# </text:span><text:span text:style-name="T12">JVEMV6 44#10.2.2_XX / 44. currency / 10. prog-php / </text:span><text:span text:style-name="T12">2. tester / 2. <text:s/></text:span><text:span text:style-name="T12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c &amp;&amp; git add -A &amp;&amp; git commit -m ^"<text:span text:style-name="T12">[20] res free# </text:span><text:span text:style-name="T12">JVEMV6 44#10.2.2_XX / 44. currency / 10. prog-php / </text:span><text:span text:style-name="T12">2. tester / 2. <text:s/></text:span><text:span text:style-name="T12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6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close</text:p>
            <text:list xml:id="list5217061811787418452" text:style-name="L57">
              <text:list-item>
                <text:p text:style-name="P114">eclipse</text:p>
              </text:list-item>
              <text:list-item>
                <text:p text:style-name="P114">mt4</text:p>
              </text:list-item>
              <text:list-item>
                <text:p text:style-name="P114">folders</text:p>
              </text:list-item>
              <text:list-item>
                <text:p text:style-name="P114">sakura files</text:p>
              </text:list-item>
              <text:list-item>
                <text:p text:style-name="P114">docs</text:p>
              </text:list-item>
            </text:list>
          </table:table-cell>
          <table:covered-table-cell/>
        </table:table-row>
      </table:table>
      <text:list xml:id="list30783691" text:continue-list="list1316126641689682389" text:style-name="L53">
        <text:list-item>
          <text:p text:style-name="P35">git</text:p>
          <text:list>
            <text:list-item>
              <text:p text:style-name="P35">commit</text:p>
            </text:list-item>
          </text:list>
        </text:list-item>
      </text:list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able:table-row>
          <table:table-cell table:style-name="表1.A3" office:value-type="string">
            <text:p text:style-name="P28"><text:span text:style-name="T11">C:\WORKS_2\WS\WS_Others.JVEMV6\JVEMV6\37_miscs\12_pro</text:span><text:span text:style-name="T11">grammin</text:span><text:span text:style-name="T11">g\3_fx-log-file\end_apps.bat &amp;&amp; echo.&gt;&gt; C:\WORKS_2\shortcuts_docs\start_log_JVE_44_10_2.[fx-php-</text:span><text:span text:style-name="T11">tester].bat &amp;&amp; </text:span><text:span text:style-name="T15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0781749" text:continue-numbering="true" text:style-name="L53">
        <text:list-item>
          <text:list>
            <text:list-item>
              <text:p text:style-name="P3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5">C:\WORKS_2\WS\WS_Others.JVEMV6\JVEMV6\37_miscs\12_programmin</text:span><text:span text:style-name="T5">g\3_fx-log-file\end_apps.bat</text:span></text:p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</table:table>
      <text:list xml:id="list30806041" text:continue-numbering="true" text:style-name="L53">
        <text:list-item>
          <text:p text:style-name="P35">move “<text:span text:style-name="T4">@@@</text:span>”</text:p>
        </text:list-item>
        <text:list-item>
          <text:p text:style-name="P91">DUP : template</text:p>
        </text:list-item>
      </text:list>
      <text:p text:style-name="P9"/>
      <text:p text:style-name="P9">/ ------------------------------------------------------- [STEPS : closing] 20191220_142139 /</text:p>
      <text:p text:style-name="P19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08T10:57:45.81</dc:date>
    <dc:creator>iwabuchi ken</dc:creator>
    <meta:editing-duration>P10DT6H17M16S</meta:editing-duration>
    <meta:editing-cycles>1679</meta:editing-cycles>
    <meta:generator>OpenOffice/4.1.3$Win32 OpenOffice.org_project/413m1$Build-9783</meta:generator>
    <meta:document-statistic meta:table-count="16" meta:image-count="0" meta:object-count="9" meta:page-count="46" meta:paragraph-count="768" meta:word-count="3579" meta:character-count="283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3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179000000000001">
            <text:p>-0.17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208">
            <text:p>1.20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753">
            <text:p>0.75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251">
            <text:p>0.25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2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4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519">
            <text:p>-0.5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020999999999999">
            <text:p>0.02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382999999999999">
            <text:p>0.38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5">
            <text:p>0.17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4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5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727">
            <text:p>0.72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2.745">
            <text:p>2.74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0.118000000000003">
            <text:p>0.11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115">
            <text:p>1.1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1.719">
            <text:p>1.7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338">
            <text:p>0.33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5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6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-0.066">
            <text:p>-0.06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314000000000001">
            <text:p>-0.31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1.38">
            <text:p>-1.3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333000000000001">
            <text:p>0.33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197">
            <text:p>0.19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47">
            <text:p>0.14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45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7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04">
            <text:p>0.00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7.151">
            <text:p>7.15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4.544">
            <text:p>4.54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482">
            <text:p>1.482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3.715">
            <text:p>3.7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7">
            <text:p>0.177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2020/08/24</text:date>, <text:time>11:2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41cm" svg:height="6.323cm" xlink:href="." xlink:type="simple" chart:class="chart:bar" chart:style-name="ch1">
        <chart:legend chart:legend-position="end" svg:x="8.819cm" svg:y="2.849cm" style:legend-expansion="high" chart:style-name="ch2"/>
        <chart:plot-area chart:style-name="ch3" chart:data-source-has-labels="both" svg:x="0.674cm" svg:y="0.639cm" svg:width="7.697cm" svg:height="5.138cm">
          <chartooo:coordinate-region svg:x="1.11cm" svg:y="0.851cm" svg:width="7.261cm" svg:height="4.2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7.151">
                <text:p>7.151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77">
                <text:p>0.1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64cm" svg:height="4.762cm" xlink:href="." xlink:type="simple" chart:class="chart:bar" chart:style-name="ch1">
        <chart:legend chart:legend-position="end" svg:x="6.042cm" svg:y="2.069cm" style:legend-expansion="high" chart:style-name="ch2"/>
        <chart:plot-area chart:style-name="ch3" chart:data-source-has-labels="both" svg:x="0.619cm" svg:y="0.515cm" svg:width="5.085cm" svg:height="3.732cm">
          <chartooo:coordinate-region svg:x="1.055cm" svg:y="0.727cm" svg:width="4.649cm" svg:height="2.84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0619999999999989">
                <text:p>0.061999999999998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472">
                <text:p>0.4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62cm" svg:height="4.534cm" xlink:href="." xlink:type="simple" chart:class="chart:bar" chart:style-name="ch1">
        <chart:legend chart:legend-position="end" svg:x="5.64cm" svg:y="1.955cm" style:legend-expansion="high" chart:style-name="ch2"/>
        <chart:plot-area chart:style-name="ch3" chart:data-source-has-labels="both" svg:x="0.611cm" svg:y="0.495cm" svg:width="4.707cm" svg:height="3.529cm">
          <chartooo:coordinate-region svg:x="1.153cm" svg:y="0.707cm" svg:width="4.165cm" svg:height="3.10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725999999999999">
                <text:p>0.72599999999999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0.929999999999999">
                <text:p>0.929999999999999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4cm" svg:height="4.541cm" xlink:href="." xlink:type="simple" chart:class="chart:bar" chart:style-name="ch1">
        <chart:legend chart:legend-position="end" svg:x="5.652cm" svg:y="1.958cm" style:legend-expansion="high" chart:style-name="ch2"/>
        <chart:plot-area chart:style-name="ch3" chart:data-source-has-labels="both" svg:x="0.611cm" svg:y="0.495cm" svg:width="4.719cm" svg:height="3.536cm">
          <chartooo:coordinate-region svg:x="1.444cm" svg:y="0.707cm" svg:width="3.886cm" svg:height="3.11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02">
                <text:p>0.1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